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 style:font-family-generic="swiss"/>
    <style:font-face style:name="Calibri1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0"/>
    <style:style style:name="ce30" style:family="table-cell" style:parent-style-name="Normal_20_2" style:data-style-name="N0">
      <style:table-cell-properties fo:background-color="transparent" style:vertical-align="automatic"/>
      <style:text-properties style:font-name="Liberation Sans11" style:font-name-asian="Liberation Sans11" style:font-name-complex="Liberation Sans11"/>
    </style:style>
  </office:automatic-styles>
  <office:body>
    <office:spreadsheet>
      <table:calculation-settings table:automatic-find-labels="false" table:use-regular-expressions="false" table:use-wildcards="true"/>
      <table:table table:name="IndBonheur" table:style-name="ta1">
        <table:table-column table:style-name="co1" table:number-columns-repeated="5" table:default-cell-style-name="ce29"/>
        <table:table-column table:style-name="co2" table:number-columns-repeated="1019" table:default-cell-style-name="ce29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ValeurOri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Bonheur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style-name="ce30"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7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6" calcext:value-type="float">
            <text:p>376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2" calcext:value-type="float">
            <text:p>382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9" calcext:value-type="float">
            <text:p>389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0" calcext:value-type="float">
            <text:p>390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style-name="ce30"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8" calcext:value-type="float">
            <text:p>398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6" calcext:value-type="float">
            <text:p>40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8" calcext:value-type="float">
            <text:p>40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5" calcext:value-type="float">
            <text:p>41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7" calcext:value-type="float">
            <text:p>42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0" calcext:value-type="float">
            <text:p>43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2" calcext:value-type="float">
            <text:p>43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4" calcext:value-type="float">
            <text:p>43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6" calcext:value-type="float">
            <text:p>43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3" calcext:value-type="float">
            <text:p>44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7" calcext:value-type="float">
            <text:p>44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2" calcext:value-type="float">
            <text:p>45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6" calcext:value-type="float">
            <text:p>45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7" calcext:value-type="float">
            <text:p>45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9" calcext:value-type="float">
            <text:p>45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3" calcext:value-type="float">
            <text:p>483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7" calcext:value-type="float">
            <text:p>48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5" calcext:value-type="float">
            <text:p>505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0" calcext:value-type="float">
            <text:p>51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5" calcext:value-type="float">
            <text:p>515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1" calcext:value-type="float">
            <text:p>52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6" calcext:value-type="float">
            <text:p>52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5" calcext:value-type="float">
            <text:p>53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8" calcext:value-type="float">
            <text:p>538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2" calcext:value-type="float">
            <text:p>54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3" calcext:value-type="float">
            <text:p>55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4" calcext:value-type="float">
            <text:p>564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6" calcext:value-type="float">
            <text:p>566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4" calcext:value-type="float">
            <text:p>574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9" calcext:value-type="float">
            <text:p>57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1" calcext:value-type="float">
            <text:p>581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2" calcext:value-type="float">
            <text:p>582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5" calcext:value-type="float">
            <text:p>585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7" calcext:value-type="float">
            <text:p>587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6" calcext:value-type="float">
            <text:p>596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7" calcext:value-type="float">
            <text:p>597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8" calcext:value-type="float">
            <text:p>598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9" calcext:value-type="float">
            <text:p>599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style-name="ce30"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6" calcext:value-type="float">
            <text:p>606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9" calcext:value-type="float">
            <text:p>60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9" calcext:value-type="float">
            <text:p>629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3" calcext:value-type="float">
            <text:p>63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5" calcext:value-type="float">
            <text:p>63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9" calcext:value-type="float">
            <text:p>63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1" calcext:value-type="float">
            <text:p>64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3" calcext:value-type="float">
            <text:p>64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6" calcext:value-type="float">
            <text:p>64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7" calcext:value-type="float">
            <text:p>64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9" calcext:value-type="float">
            <text:p>649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1" calcext:value-type="float">
            <text:p>65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3" calcext:value-type="float">
            <text:p>65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7" calcext:value-type="float">
            <text:p>65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8" calcext:value-type="float">
            <text:p>65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0" calcext:value-type="float">
            <text:p>66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2" calcext:value-type="float">
            <text:p>66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3" calcext:value-type="float">
            <text:p>66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4" calcext:value-type="float">
            <text:p>66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7" calcext:value-type="float">
            <text:p>667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7" calcext:value-type="float">
            <text:p>67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1" calcext:value-type="float">
            <text:p>68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3" calcext:value-type="float">
            <text:p>683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8" calcext:value-type="float">
            <text:p>68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0" calcext:value-type="float">
            <text:p>69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1" calcext:value-type="float">
            <text:p>69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3" calcext:value-type="float">
            <text:p>69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4" calcext:value-type="float">
            <text:p>69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9" calcext:value-type="float">
            <text:p>69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1" calcext:value-type="float">
            <text:p>70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6" calcext:value-type="float">
            <text:p>70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6" calcext:value-type="float">
            <text:p>73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4" calcext:value-type="float">
            <text:p>744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7" calcext:value-type="float">
            <text:p>747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4" calcext:value-type="float">
            <text:p>75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5" calcext:value-type="float">
            <text:p>75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6" calcext:value-type="float">
            <text:p>756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7" calcext:value-type="float">
            <text:p>757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8" calcext:value-type="float">
            <text:p>758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9" calcext:value-type="float">
            <text:p>759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6" calcext:value-type="float">
            <text:p>76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3" calcext:value-type="float">
            <text:p>773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9" calcext:value-type="float">
            <text:p>779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3" calcext:value-type="float">
            <text:p>783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6" calcext:value-type="float">
            <text:p>796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9" calcext:value-type="float">
            <text:p>79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style-name="ce30"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1" calcext:value-type="float">
            <text:p>82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6" calcext:value-type="float">
            <text:p>82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9" calcext:value-type="float">
            <text:p>8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2" calcext:value-type="float">
            <text:p>832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2" calcext:value-type="float">
            <text:p>84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4" calcext:value-type="float">
            <text:p>84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3" calcext:value-type="float">
            <text:p>85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4" calcext:value-type="float">
            <text:p>85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0" calcext:value-type="float">
            <text:p>86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1" calcext:value-type="float">
            <text:p>86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3" calcext:value-type="float">
            <text:p>86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4" calcext:value-type="float">
            <text:p>86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5" calcext:value-type="float">
            <text:p>875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9" calcext:value-type="float">
            <text:p>879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4" calcext:value-type="float">
            <text:p>88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8" calcext:value-type="float">
            <text:p>888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4" calcext:value-type="float">
            <text:p>894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5" calcext:value-type="float">
            <text:p>89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7" calcext:value-type="float">
            <text:p>89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3" calcext:value-type="float">
            <text:p>90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4" calcext:value-type="float">
            <text:p>91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1" calcext:value-type="float">
            <text:p>92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1" calcext:value-type="float">
            <text:p>93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5" calcext:value-type="float">
            <text:p>94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8" calcext:value-type="float">
            <text:p>94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9" calcext:value-type="float">
            <text:p>949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5" calcext:value-type="float">
            <text:p>955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6" calcext:value-type="float">
            <text:p>95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5" calcext:value-type="float">
            <text:p>96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7" calcext:value-type="float">
            <text:p>967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9" calcext:value-type="float">
            <text:p>969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2" calcext:value-type="float">
            <text:p>972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6" calcext:value-type="float">
            <text:p>976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7" calcext:value-type="float">
            <text:p>977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8" calcext:value-type="float">
            <text:p>978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9" calcext:value-type="float">
            <text:p>97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1" calcext:value-type="float">
            <text:p>981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4" calcext:value-type="float">
            <text:p>984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8" calcext:value-type="float">
            <text:p>988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9" calcext:value-type="float">
            <text:p>999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1" calcext:value-type="float">
            <text:p>1001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6" calcext:value-type="float">
            <text:p>1006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style-name="ce30"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9" calcext:value-type="float">
            <text:p>1009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4" calcext:value-type="float">
            <text:p>101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5" calcext:value-type="float">
            <text:p>101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6" calcext:value-type="float">
            <text:p>10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7" calcext:value-type="float">
            <text:p>101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6.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1" calcext:value-type="float">
            <text:p>102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2" calcext:value-type="float">
            <text:p>1022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70.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3.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2" calcext:value-type="float">
            <text:p>103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4" calcext:value-type="float">
            <text:p>103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2.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8" calcext:value-type="float">
            <text:p>103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9" calcext:value-type="float">
            <text:p>103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1" calcext:value-type="float">
            <text:p>104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2" calcext:value-type="float">
            <text:p>104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6.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5" calcext:value-type="float">
            <text:p>104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0" calcext:value-type="float">
            <text:p>105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4.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5" calcext:value-type="float">
            <text:p>105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1" calcext:value-type="float">
            <text:p>106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2" calcext:value-type="float">
            <text:p>106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4" calcext:value-type="float">
            <text:p>106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80.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5" calcext:value-type="float">
            <text:p>106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51.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9" calcext:value-type="float">
            <text:p>106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0" calcext:value-type="float">
            <text:p>107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2" calcext:value-type="float">
            <text:p>107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3" calcext:value-type="float">
            <text:p>107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71.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6" calcext:value-type="float">
            <text:p>107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9" calcext:value-type="float">
            <text:p>1079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0.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6" calcext:value-type="float">
            <text:p>1086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7" calcext:value-type="float">
            <text:p>108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60.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8" calcext:value-type="float">
            <text:p>108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1" calcext:value-type="float">
            <text:p>1091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3" calcext:value-type="float">
            <text:p>109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4" calcext:value-type="float">
            <text:p>109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5" calcext:value-type="float">
            <text:p>109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6" calcext:value-type="float">
            <text:p>109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51.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1" calcext:value-type="float">
            <text:p>1101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53.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6" calcext:value-type="float">
            <text:p>110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7" calcext:value-type="float">
            <text:p>1107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8.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9" calcext:value-type="float">
            <text:p>1109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65.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0" calcext:value-type="float">
            <text:p>111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62.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1" calcext:value-type="float">
            <text:p>111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2" calcext:value-type="float">
            <text:p>111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4" calcext:value-type="float">
            <text:p>1114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5" calcext:value-type="float">
            <text:p>111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6" calcext:value-type="float">
            <text:p>1116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7" calcext:value-type="float">
            <text:p>1117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8" calcext:value-type="float">
            <text:p>111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4.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0" calcext:value-type="float">
            <text:p>112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1" calcext:value-type="float">
            <text:p>112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2" calcext:value-type="float">
            <text:p>1122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4" calcext:value-type="float">
            <text:p>112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6" calcext:value-type="float">
            <text:p>1126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7" calcext:value-type="float">
            <text:p>112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8" calcext:value-type="float">
            <text:p>1128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9" calcext:value-type="float">
            <text:p>1129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0" calcext:value-type="float">
            <text:p>1130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1" calcext:value-type="float">
            <text:p>113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3" calcext:value-type="float">
            <text:p>113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4" calcext:value-type="float">
            <text:p>113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6" calcext:value-type="float">
            <text:p>1136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5.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8" calcext:value-type="float">
            <text:p>113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9" calcext:value-type="float">
            <text:p>1139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1" calcext:value-type="float">
            <text:p>114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3" calcext:value-type="float">
            <text:p>114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4" calcext:value-type="float">
            <text:p>114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6" calcext:value-type="float">
            <text:p>1146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7" calcext:value-type="float">
            <text:p>1147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8" calcext:value-type="float">
            <text:p>1148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1" calcext:value-type="float">
            <text:p>115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2" calcext:value-type="float">
            <text:p>1152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4" calcext:value-type="float">
            <text:p>1154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6" calcext:value-type="float">
            <text:p>1156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2.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7" calcext:value-type="float">
            <text:p>1157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9" calcext:value-type="float">
            <text:p>115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0" calcext:value-type="float">
            <text:p>1160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2" calcext:value-type="float">
            <text:p>1162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4.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3" calcext:value-type="float">
            <text:p>1163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4" calcext:value-type="float">
            <text:p>1164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5" calcext:value-type="float">
            <text:p>1165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55.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6" calcext:value-type="float">
            <text:p>1166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7" calcext:value-type="float">
            <text:p>1167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8" calcext:value-type="float">
            <text:p>1168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9" calcext:value-type="float">
            <text:p>116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0" calcext:value-type="float">
            <text:p>1170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0.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1" calcext:value-type="float">
            <text:p>117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69.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2" calcext:value-type="float">
            <text:p>117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3" calcext:value-type="float">
            <text:p>117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4" calcext:value-type="float">
            <text:p>117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5" calcext:value-type="float">
            <text:p>1175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6" calcext:value-type="float">
            <text:p>1176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8" calcext:value-type="float">
            <text:p>1178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4" calcext:value-type="float">
            <text:p>1184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5" calcext:value-type="float">
            <text:p>1185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7" calcext:value-type="float">
            <text:p>118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8" calcext:value-type="float">
            <text:p>1188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9" calcext:value-type="float">
            <text:p>118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0" calcext:value-type="float">
            <text:p>1190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3.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4" calcext:value-type="float">
            <text:p>1194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5" calcext:value-type="float">
            <text:p>1195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6" calcext:value-type="float">
            <text:p>1196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8" calcext:value-type="float">
            <text:p>1198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9" calcext:value-type="float">
            <text:p>1199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64.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1" calcext:value-type="float">
            <text:p>120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2" calcext:value-type="float">
            <text:p>1202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5" calcext:value-type="float">
            <text:p>1205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6" calcext:value-type="float">
            <text:p>1206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7" calcext:value-type="float">
            <text:p>1207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8" calcext:value-type="float">
            <text:p>1208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47.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0" calcext:value-type="float">
            <text:p>1210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1" calcext:value-type="float">
            <text:p>1211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2" calcext:value-type="float">
            <text:p>121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3" calcext:value-type="float">
            <text:p>1213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71.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4" calcext:value-type="float">
            <text:p>1214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5" calcext:value-type="float">
            <text:p>121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8" calcext:value-type="float">
            <text:p>121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19" calcext:value-type="float">
            <text:p>121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0.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0" calcext:value-type="float">
            <text:p>122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2" calcext:value-type="float">
            <text:p>122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3" calcext:value-type="float">
            <text:p>1223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3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8" calcext:value-type="float">
            <text:p>122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2.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9" calcext:value-type="float">
            <text:p>122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71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47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3" calcext:value-type="float">
            <text:p>1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3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5" calcext:value-type="float">
            <text:p>123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6" calcext:value-type="float">
            <text:p>123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6.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8" calcext:value-type="float">
            <text:p>1238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33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1" calcext:value-type="float">
            <text:p>124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2" calcext:value-type="float">
            <text:p>124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3.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3" calcext:value-type="float">
            <text:p>124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47.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5" calcext:value-type="float">
            <text:p>124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7" calcext:value-type="float">
            <text:p>124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9" calcext:value-type="float">
            <text:p>124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1" calcext:value-type="float">
            <text:p>125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35.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8.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3" calcext:value-type="float">
            <text:p>125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0.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45.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62.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0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8" calcext:value-type="float">
            <text:p>125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9" calcext:value-type="float">
            <text:p>125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3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2" calcext:value-type="float">
            <text:p>126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0.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5" calcext:value-type="float">
            <text:p>126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54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8" calcext:value-type="float">
            <text:p>126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0.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0" calcext:value-type="float">
            <text:p>127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2" calcext:value-type="float">
            <text:p>127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67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0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6" calcext:value-type="float">
            <text:p>127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3.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9" calcext:value-type="float">
            <text:p>127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1.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3" calcext:value-type="float">
            <text:p>128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6.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4" calcext:value-type="float">
            <text:p>128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5.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7" calcext:value-type="float">
            <text:p>128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36.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45.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0" calcext:value-type="float">
            <text:p>129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1" calcext:value-type="float">
            <text:p>1291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2" calcext:value-type="float">
            <text:p>1292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5" calcext:value-type="float">
            <text:p>129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7.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5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2" calcext:value-type="float">
            <text:p>1302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3" calcext:value-type="float">
            <text:p>130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53.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4" calcext:value-type="float">
            <text:p>130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49.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6" calcext:value-type="float">
            <text:p>130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71.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8" calcext:value-type="float">
            <text:p>130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1.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1" calcext:value-type="float">
            <text:p>131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62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2" calcext:value-type="float">
            <text:p>1312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4.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2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6" calcext:value-type="float">
            <text:p>131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6.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8" calcext:value-type="float">
            <text:p>1318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60.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9" calcext:value-type="float">
            <text:p>1319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50.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0" calcext:value-type="float">
            <text:p>132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47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2" calcext:value-type="float">
            <text:p>132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6.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3" calcext:value-type="float">
            <text:p>1323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6" calcext:value-type="float">
            <text:p>132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9.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7" calcext:value-type="float">
            <text:p>132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8" calcext:value-type="float">
            <text:p>1328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9" calcext:value-type="float">
            <text:p>132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9.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1" calcext:value-type="float">
            <text:p>133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0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2" calcext:value-type="float">
            <text:p>133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38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3" calcext:value-type="float">
            <text:p>133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4" calcext:value-type="float">
            <text:p>133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0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5" calcext:value-type="float">
            <text:p>1335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6" calcext:value-type="float">
            <text:p>133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7" calcext:value-type="float">
            <text:p>133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9" calcext:value-type="float">
            <text:p>133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0" calcext:value-type="float">
            <text:p>1340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3" calcext:value-type="float">
            <text:p>134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4" calcext:value-type="float">
            <text:p>134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5" calcext:value-type="float">
            <text:p>134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5.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6" calcext:value-type="float">
            <text:p>1346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9" calcext:value-type="float">
            <text:p>134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5.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44.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7.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7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3" calcext:value-type="float">
            <text:p>1353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74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5" calcext:value-type="float">
            <text:p>135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3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7" calcext:value-type="float">
            <text:p>1357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37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52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9" calcext:value-type="float">
            <text:p>1359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0" calcext:value-type="float">
            <text:p>1360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1" calcext:value-type="float">
            <text:p>1361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7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2" calcext:value-type="float">
            <text:p>136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1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3" calcext:value-type="float">
            <text:p>136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4" calcext:value-type="float">
            <text:p>136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47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5" calcext:value-type="float">
            <text:p>1365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6" calcext:value-type="float">
            <text:p>1366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48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7" calcext:value-type="float">
            <text:p>1367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46.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9" calcext:value-type="float">
            <text:p>1369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4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0" calcext:value-type="float">
            <text:p>1370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4" calcext:value-type="float">
            <text:p>1374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5" calcext:value-type="float">
            <text:p>1375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49.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6" calcext:value-type="float">
            <text:p>1376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42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7" calcext:value-type="float">
            <text:p>1377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8" calcext:value-type="float">
            <text:p>1378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9" calcext:value-type="float">
            <text:p>1379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0" calcext:value-type="float">
            <text:p>1380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1" calcext:value-type="float">
            <text:p>1381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4" calcext:value-type="float">
            <text:p>1384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5" calcext:value-type="float">
            <text:p>1385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4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6" calcext:value-type="float">
            <text:p>1386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8" calcext:value-type="float">
            <text:p>1388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36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9" calcext:value-type="float">
            <text:p>1389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4.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52.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1" calcext:value-type="float">
            <text:p>1391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58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2" calcext:value-type="float">
            <text:p>1392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4" calcext:value-type="float">
            <text:p>1394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3.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6" calcext:value-type="float">
            <text:p>1396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7" calcext:value-type="float">
            <text:p>1397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4.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8" calcext:value-type="float">
            <text:p>1398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9" calcext:value-type="float">
            <text:p>1399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46.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0" calcext:value-type="float">
            <text:p>1400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1.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1" calcext:value-type="float">
            <text:p>140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9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34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4" calcext:value-type="float">
            <text:p>1404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58.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5" calcext:value-type="float">
            <text:p>1405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6" calcext:value-type="float">
            <text:p>1406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7" calcext:value-type="float">
            <text:p>1407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8" calcext:value-type="float">
            <text:p>1408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58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9" calcext:value-type="float">
            <text:p>1409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1" calcext:value-type="float">
            <text:p>141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2" calcext:value-type="float">
            <text:p>1412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3" calcext:value-type="float">
            <text:p>1413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57.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5" calcext:value-type="float">
            <text:p>1415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65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7" calcext:value-type="float">
            <text:p>141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2.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9" calcext:value-type="float">
            <text:p>141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48.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20" calcext:value-type="float">
            <text:p>1420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8.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2" calcext:value-type="float">
            <text:p>142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3" calcext:value-type="float">
            <text:p>142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46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5" calcext:value-type="float">
            <text:p>142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4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7" calcext:value-type="float">
            <text:p>142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72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0" calcext:value-type="float">
            <text:p>143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0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8.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2" calcext:value-type="float">
            <text:p>143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2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45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6.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9" calcext:value-type="float">
            <text:p>143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6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2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1" calcext:value-type="float">
            <text:p>1441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 office:value-type="string" calcext:value-type="string">
            <text:p>64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2" calcext:value-type="float">
            <text:p>144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3" calcext:value-type="float">
            <text:p>1443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4" calcext:value-type="float">
            <text:p>144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5" calcext:value-type="float">
            <text:p>144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6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7" calcext:value-type="float">
            <text:p>144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8" calcext:value-type="float">
            <text:p>144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3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0" calcext:value-type="float">
            <text:p>145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38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1" calcext:value-type="float">
            <text:p>145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0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2" calcext:value-type="float">
            <text:p>145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3" calcext:value-type="float">
            <text:p>145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4" calcext:value-type="float">
            <text:p>145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1.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5" calcext:value-type="float">
            <text:p>145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3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6" calcext:value-type="float">
            <text:p>145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4.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8" calcext:value-type="float">
            <text:p>145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48.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9" calcext:value-type="float">
            <text:p>145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0" calcext:value-type="float">
            <text:p>146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1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1" calcext:value-type="float">
            <text:p>146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2" calcext:value-type="float">
            <text:p>146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3" calcext:value-type="float">
            <text:p>146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4" calcext:value-type="float">
            <text:p>146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7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5" calcext:value-type="float">
            <text:p>146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6" calcext:value-type="float">
            <text:p>146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4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7" calcext:value-type="float">
            <text:p>146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8" calcext:value-type="float">
            <text:p>146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8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9" calcext:value-type="float">
            <text:p>1469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0" calcext:value-type="float">
            <text:p>147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8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1" calcext:value-type="float">
            <text:p>147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0.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3" calcext:value-type="float">
            <text:p>147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4" calcext:value-type="float">
            <text:p>147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55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5" calcext:value-type="float">
            <text:p>147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7" calcext:value-type="float">
            <text:p>147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9" calcext:value-type="float">
            <text:p>147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9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3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1" calcext:value-type="float">
            <text:p>148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2" calcext:value-type="float">
            <text:p>1482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5.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3" calcext:value-type="float">
            <text:p>148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4" calcext:value-type="float">
            <text:p>1484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5" calcext:value-type="float">
            <text:p>1485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6" calcext:value-type="float">
            <text:p>148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7" calcext:value-type="float">
            <text:p>1487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8" calcext:value-type="float">
            <text:p>148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9" calcext:value-type="float">
            <text:p>1489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0" calcext:value-type="float">
            <text:p>149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37.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1" calcext:value-type="float">
            <text:p>149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2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2" calcext:value-type="float">
            <text:p>1492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3" calcext:value-type="float">
            <text:p>149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66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4" calcext:value-type="float">
            <text:p>149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5" calcext:value-type="float">
            <text:p>1495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6" calcext:value-type="float">
            <text:p>149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3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7" calcext:value-type="float">
            <text:p>1497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8" calcext:value-type="float">
            <text:p>149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59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3" calcext:value-type="float">
            <text:p>150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4" calcext:value-type="float">
            <text:p>150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9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6" calcext:value-type="float">
            <text:p>150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50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7" calcext:value-type="float">
            <text:p>1507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8" calcext:value-type="float">
            <text:p>150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53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9" calcext:value-type="float">
            <text:p>1509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1" calcext:value-type="float">
            <text:p>1511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2" calcext:value-type="float">
            <text:p>1512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68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3" calcext:value-type="float">
            <text:p>1513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5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4" calcext:value-type="float">
            <text:p>151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5" calcext:value-type="float">
            <text:p>151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62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6" calcext:value-type="float">
            <text:p>151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7" calcext:value-type="float">
            <text:p>1517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7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8" calcext:value-type="float">
            <text:p>1518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5.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9" calcext:value-type="float">
            <text:p>151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1" calcext:value-type="float">
            <text:p>152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2" calcext:value-type="float">
            <text:p>152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53.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3" calcext:value-type="float">
            <text:p>1523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4" calcext:value-type="float">
            <text:p>152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46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5" calcext:value-type="float">
            <text:p>152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6" calcext:value-type="float">
            <text:p>1526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7" calcext:value-type="float">
            <text:p>1527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8" calcext:value-type="float">
            <text:p>1528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9" calcext:value-type="float">
            <text:p>152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8.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0" calcext:value-type="float">
            <text:p>153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1" calcext:value-type="float">
            <text:p>1531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2" calcext:value-type="float">
            <text:p>153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44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3" calcext:value-type="float">
            <text:p>153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4" calcext:value-type="float">
            <text:p>1534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2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48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6" calcext:value-type="float">
            <text:p>1536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7" calcext:value-type="float">
            <text:p>1537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8" calcext:value-type="float">
            <text:p>1538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0" calcext:value-type="float">
            <text:p>154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1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2" calcext:value-type="float">
            <text:p>1542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5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4" calcext:value-type="float">
            <text:p>1544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47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5" calcext:value-type="float">
            <text:p>1545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6.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7" calcext:value-type="float">
            <text:p>1547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8" calcext:value-type="float">
            <text:p>1548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8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9" calcext:value-type="float">
            <text:p>154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48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1" calcext:value-type="float">
            <text:p>1551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2" calcext:value-type="float">
            <text:p>155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7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3" calcext:value-type="float">
            <text:p>1553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49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4" calcext:value-type="float">
            <text:p>155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2.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5" calcext:value-type="float">
            <text:p>1555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8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6" calcext:value-type="float">
            <text:p>1556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7" calcext:value-type="float">
            <text:p>1557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8" calcext:value-type="float">
            <text:p>155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9" calcext:value-type="float">
            <text:p>1559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0" calcext:value-type="float">
            <text:p>1560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4.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1" calcext:value-type="float">
            <text:p>1561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6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3" calcext:value-type="float">
            <text:p>1563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4" calcext:value-type="float">
            <text:p>1564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1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5" calcext:value-type="float">
            <text:p>1565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8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6" calcext:value-type="float">
            <text:p>1566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7" calcext:value-type="float">
            <text:p>156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2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8" calcext:value-type="float">
            <text:p>1568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4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9" calcext:value-type="float">
            <text:p>1569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2.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0" calcext:value-type="float">
            <text:p>157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50.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1" calcext:value-type="float">
            <text:p>157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58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2" calcext:value-type="float">
            <text:p>1572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3" calcext:value-type="float">
            <text:p>1573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4" calcext:value-type="float">
            <text:p>1574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41.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6" calcext:value-type="float">
            <text:p>1576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3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7" calcext:value-type="float">
            <text:p>157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8" calcext:value-type="float">
            <text:p>1578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2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9" calcext:value-type="float">
            <text:p>1579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0" calcext:value-type="float">
            <text:p>1580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1" calcext:value-type="float">
            <text:p>1581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2" calcext:value-type="float">
            <text:p>1582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4" calcext:value-type="float">
            <text:p>158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5" calcext:value-type="float">
            <text:p>1585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6" calcext:value-type="float">
            <text:p>1586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7" calcext:value-type="float">
            <text:p>1587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8" calcext:value-type="float">
            <text:p>1588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6.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9" calcext:value-type="float">
            <text:p>1589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47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0" calcext:value-type="float">
            <text:p>1590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1" calcext:value-type="float">
            <text:p>1591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35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2" calcext:value-type="float">
            <text:p>1592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8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3" calcext:value-type="float">
            <text:p>1593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4" calcext:value-type="float">
            <text:p>1594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5" calcext:value-type="float">
            <text:p>1595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6" calcext:value-type="float">
            <text:p>159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7" calcext:value-type="float">
            <text:p>1597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8" calcext:value-type="float">
            <text:p>1598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4.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9" calcext:value-type="float">
            <text:p>1599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2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0" calcext:value-type="float">
            <text:p>1600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2" calcext:value-type="float">
            <text:p>1602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44.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3" calcext:value-type="float">
            <text:p>1603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43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5" calcext:value-type="float">
            <text:p>1605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41.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6" calcext:value-type="float">
            <text:p>160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7" calcext:value-type="float">
            <text:p>1607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57.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8" calcext:value-type="float">
            <text:p>1608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0" calcext:value-type="float">
            <text:p>1610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1" calcext:value-type="float">
            <text:p>1611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2" calcext:value-type="float">
            <text:p>1612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3" calcext:value-type="float">
            <text:p>1613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4" calcext:value-type="float">
            <text:p>1614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6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5" calcext:value-type="float">
            <text:p>1615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6" calcext:value-type="float">
            <text:p>1616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2.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7" calcext:value-type="float">
            <text:p>1617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56.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8" calcext:value-type="float">
            <text:p>161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9" calcext:value-type="float">
            <text:p>1619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0" calcext:value-type="float">
            <text:p>162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4.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1" calcext:value-type="float">
            <text:p>1621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44.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2" calcext:value-type="float">
            <text:p>1622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3" calcext:value-type="float">
            <text:p>1623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2.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4" calcext:value-type="float">
            <text:p>16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7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5" calcext:value-type="float">
            <text:p>16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3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7" calcext:value-type="float">
            <text:p>162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28" calcext:value-type="float">
            <text:p>162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5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9" calcext:value-type="float">
            <text:p>1629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0" calcext:value-type="float">
            <text:p>16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1" calcext:value-type="float">
            <text:p>1631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2" calcext:value-type="float">
            <text:p>163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8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3" calcext:value-type="float">
            <text:p>163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59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4" calcext:value-type="float">
            <text:p>163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6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5" calcext:value-type="float">
            <text:p>163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2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6" calcext:value-type="float">
            <text:p>16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71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7" calcext:value-type="float">
            <text:p>163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48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8" calcext:value-type="float">
            <text:p>163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9" calcext:value-type="float">
            <text:p>163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0" calcext:value-type="float">
            <text:p>16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0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1" calcext:value-type="float">
            <text:p>164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2" calcext:value-type="float">
            <text:p>164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4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3" calcext:value-type="float">
            <text:p>164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1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4" calcext:value-type="float">
            <text:p>1644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5" calcext:value-type="float">
            <text:p>164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36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6" calcext:value-type="float">
            <text:p>1646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9" calcext:value-type="float">
            <text:p>164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0" calcext:value-type="float">
            <text:p>165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54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1" calcext:value-type="float">
            <text:p>165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6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2" calcext:value-type="float">
            <text:p>16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3" calcext:value-type="float">
            <text:p>165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4" calcext:value-type="float">
            <text:p>165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8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5" calcext:value-type="float">
            <text:p>165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35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6" calcext:value-type="float">
            <text:p>165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7" calcext:value-type="float">
            <text:p>165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4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2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9" calcext:value-type="float">
            <text:p>165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4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0" calcext:value-type="float">
            <text:p>166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57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1" calcext:value-type="float">
            <text:p>166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48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2" calcext:value-type="float">
            <text:p>166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3" calcext:value-type="float">
            <text:p>166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1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5" calcext:value-type="float">
            <text:p>1665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8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6" calcext:value-type="float">
            <text:p>166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7" calcext:value-type="float">
            <text:p>166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3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9" calcext:value-type="float">
            <text:p>166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68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0" calcext:value-type="float">
            <text:p>167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2" calcext:value-type="float">
            <text:p>167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3" calcext:value-type="float">
            <text:p>167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9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4" calcext:value-type="float">
            <text:p>167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50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5" calcext:value-type="float">
            <text:p>167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48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6" calcext:value-type="float">
            <text:p>167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7" calcext:value-type="float">
            <text:p>167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46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8" calcext:value-type="float">
            <text:p>167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51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9" calcext:value-type="float">
            <text:p>1679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0" calcext:value-type="float">
            <text:p>168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1" calcext:value-type="float">
            <text:p>168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2" calcext:value-type="float">
            <text:p>168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72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4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4" calcext:value-type="float">
            <text:p>168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5" calcext:value-type="float">
            <text:p>168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2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7" calcext:value-type="float">
            <text:p>1687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8" calcext:value-type="float">
            <text:p>1688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6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0" calcext:value-type="float">
            <text:p>169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70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1" calcext:value-type="float">
            <text:p>169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2" calcext:value-type="float">
            <text:p>169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3" calcext:value-type="float">
            <text:p>169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1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49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5" calcext:value-type="float">
            <text:p>1695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6" calcext:value-type="float">
            <text:p>169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7" calcext:value-type="float">
            <text:p>169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8" calcext:value-type="float">
            <text:p>1698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9" calcext:value-type="float">
            <text:p>169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4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0" calcext:value-type="float">
            <text:p>1700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1" calcext:value-type="float">
            <text:p>170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2" calcext:value-type="float">
            <text:p>170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3" calcext:value-type="float">
            <text:p>1703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4" calcext:value-type="float">
            <text:p>1704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5" calcext:value-type="float">
            <text:p>1705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8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6" calcext:value-type="float">
            <text:p>170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4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7" calcext:value-type="float">
            <text:p>1707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1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8" calcext:value-type="float">
            <text:p>170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9" calcext:value-type="float">
            <text:p>1709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51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48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1" calcext:value-type="float">
            <text:p>171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51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2" calcext:value-type="float">
            <text:p>171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5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75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4" calcext:value-type="float">
            <text:p>1714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68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5" calcext:value-type="float">
            <text:p>171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2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6" calcext:value-type="float">
            <text:p>171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7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7" calcext:value-type="float">
            <text:p>171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18" calcext:value-type="float">
            <text:p>171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9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49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0" calcext:value-type="float">
            <text:p>172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8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1" calcext:value-type="float">
            <text:p>172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0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2" calcext:value-type="float">
            <text:p>172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7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3" calcext:value-type="float">
            <text:p>1723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4" calcext:value-type="float">
            <text:p>1724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5" calcext:value-type="float">
            <text:p>172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50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6" calcext:value-type="float">
            <text:p>172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7" calcext:value-type="float">
            <text:p>172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51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8" calcext:value-type="float">
            <text:p>1728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5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9" calcext:value-type="float">
            <text:p>172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2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0" calcext:value-type="float">
            <text:p>173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2" calcext:value-type="float">
            <text:p>173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5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3" calcext:value-type="float">
            <text:p>173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4" calcext:value-type="float">
            <text:p>1734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5" calcext:value-type="float">
            <text:p>173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6" calcext:value-type="float">
            <text:p>1736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6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7" calcext:value-type="float">
            <text:p>1737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8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8" calcext:value-type="float">
            <text:p>173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9" calcext:value-type="float">
            <text:p>173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0" calcext:value-type="float">
            <text:p>174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1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1" calcext:value-type="float">
            <text:p>1741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2" calcext:value-type="float">
            <text:p>174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3" calcext:value-type="float">
            <text:p>174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4" calcext:value-type="float">
            <text:p>174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2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5" calcext:value-type="float">
            <text:p>174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8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6" calcext:value-type="float">
            <text:p>1746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7" calcext:value-type="float">
            <text:p>174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8" calcext:value-type="float">
            <text:p>1748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9" calcext:value-type="float">
            <text:p>174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4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1" calcext:value-type="float">
            <text:p>175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6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4" calcext:value-type="float">
            <text:p>1754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5" calcext:value-type="float">
            <text:p>1755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4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6" calcext:value-type="float">
            <text:p>1756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7" calcext:value-type="float">
            <text:p>1757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2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8" calcext:value-type="float">
            <text:p>1758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9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9" calcext:value-type="float">
            <text:p>1759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0" calcext:value-type="float">
            <text:p>1760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76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1" calcext:value-type="float">
            <text:p>176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3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2" calcext:value-type="float">
            <text:p>176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3" calcext:value-type="float">
            <text:p>1763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5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4" calcext:value-type="float">
            <text:p>1764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53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4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6" calcext:value-type="float">
            <text:p>1766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7" calcext:value-type="float">
            <text:p>1767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3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8" calcext:value-type="float">
            <text:p>1768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9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9" calcext:value-type="float">
            <text:p>1769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0" calcext:value-type="float">
            <text:p>1770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5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1" calcext:value-type="float">
            <text:p>177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6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1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45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4" calcext:value-type="float">
            <text:p>1774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5" calcext:value-type="float">
            <text:p>1775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7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6" calcext:value-type="float">
            <text:p>1776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7" calcext:value-type="float">
            <text:p>177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53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8" calcext:value-type="float">
            <text:p>1778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79" calcext:value-type="float">
            <text:p>1779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0" calcext:value-type="float">
            <text:p>1780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69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1" calcext:value-type="float">
            <text:p>178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6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2" calcext:value-type="float">
            <text:p>1782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43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3" calcext:value-type="float">
            <text:p>1783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5" calcext:value-type="float">
            <text:p>1785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6" calcext:value-type="float">
            <text:p>1786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7" calcext:value-type="float">
            <text:p>1787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8" calcext:value-type="float">
            <text:p>1788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0" calcext:value-type="float">
            <text:p>1790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1" calcext:value-type="float">
            <text:p>179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6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2" calcext:value-type="float">
            <text:p>1792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3" calcext:value-type="float">
            <text:p>1793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5" calcext:value-type="float">
            <text:p>179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6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6" calcext:value-type="float">
            <text:p>1796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7" calcext:value-type="float">
            <text:p>1797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8" calcext:value-type="float">
            <text:p>1798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9" calcext:value-type="float">
            <text:p>179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0" calcext:value-type="float">
            <text:p>180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1" calcext:value-type="float">
            <text:p>180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4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2" calcext:value-type="float">
            <text:p>1802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5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3" calcext:value-type="float">
            <text:p>180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4" calcext:value-type="float">
            <text:p>180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5" calcext:value-type="float">
            <text:p>180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50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6" calcext:value-type="float">
            <text:p>1806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55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7" calcext:value-type="float">
            <text:p>180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43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8" calcext:value-type="float">
            <text:p>180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46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9" calcext:value-type="float">
            <text:p>1809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0" calcext:value-type="float">
            <text:p>1810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56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1" calcext:value-type="float">
            <text:p>181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2" calcext:value-type="float">
            <text:p>1812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28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3" calcext:value-type="float">
            <text:p>1813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4" calcext:value-type="float">
            <text:p>181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6" calcext:value-type="float">
            <text:p>181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7" calcext:value-type="float">
            <text:p>1817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1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8" calcext:value-type="float">
            <text:p>1818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9" calcext:value-type="float">
            <text:p>1819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1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0" calcext:value-type="float">
            <text:p>1820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56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1" calcext:value-type="float">
            <text:p>1821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2" calcext:value-type="float">
            <text:p>182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62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3" calcext:value-type="float">
            <text:p>182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4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4" calcext:value-type="float">
            <text:p>1824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5" calcext:value-type="float">
            <text:p>1825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47.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6" calcext:value-type="float">
            <text:p>1826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1.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7" calcext:value-type="float">
            <text:p>182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28" calcext:value-type="float">
            <text:p>182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2.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29" calcext:value-type="float">
            <text:p>18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0" calcext:value-type="float">
            <text:p>183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1" calcext:value-type="float">
            <text:p>183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6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2" calcext:value-type="float">
            <text:p>1832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3" calcext:value-type="float">
            <text:p>183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4" calcext:value-type="float">
            <text:p>1834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5" calcext:value-type="float">
            <text:p>183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1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6" calcext:value-type="float">
            <text:p>183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4.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1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8" calcext:value-type="float">
            <text:p>18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9" calcext:value-type="float">
            <text:p>183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0" calcext:value-type="float">
            <text:p>184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45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1" calcext:value-type="float">
            <text:p>184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2" calcext:value-type="float">
            <text:p>184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3" calcext:value-type="float">
            <text:p>184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0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4" calcext:value-type="float">
            <text:p>184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5" calcext:value-type="float">
            <text:p>18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5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6" calcext:value-type="float">
            <text:p>184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7" calcext:value-type="float">
            <text:p>1847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9" calcext:value-type="float">
            <text:p>1849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0" calcext:value-type="float">
            <text:p>185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1" calcext:value-type="float">
            <text:p>185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60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2" calcext:value-type="float">
            <text:p>185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9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3" calcext:value-type="float">
            <text:p>185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4" calcext:value-type="float">
            <text:p>185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5" calcext:value-type="float">
            <text:p>185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6" calcext:value-type="float">
            <text:p>185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7" calcext:value-type="float">
            <text:p>185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37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9" calcext:value-type="float">
            <text:p>185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0" calcext:value-type="float">
            <text:p>186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1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1" calcext:value-type="float">
            <text:p>186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7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2" calcext:value-type="float">
            <text:p>18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3" calcext:value-type="float">
            <text:p>186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4" calcext:value-type="float">
            <text:p>186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44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5" calcext:value-type="float">
            <text:p>186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68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6" calcext:value-type="float">
            <text:p>186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2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7" calcext:value-type="float">
            <text:p>1867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4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39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0" calcext:value-type="float">
            <text:p>187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6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1" calcext:value-type="float">
            <text:p>187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2" calcext:value-type="float">
            <text:p>187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6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3" calcext:value-type="float">
            <text:p>187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4" calcext:value-type="float">
            <text:p>187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4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5" calcext:value-type="float">
            <text:p>187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76" calcext:value-type="float">
            <text:p>187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6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7" calcext:value-type="float">
            <text:p>187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49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8" calcext:value-type="float">
            <text:p>187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4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0" calcext:value-type="float">
            <text:p>188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50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1" calcext:value-type="float">
            <text:p>188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8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2" calcext:value-type="float">
            <text:p>188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68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60.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4" calcext:value-type="float">
            <text:p>188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6" calcext:value-type="float">
            <text:p>188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1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7" calcext:value-type="float">
            <text:p>1887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1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9" calcext:value-type="float">
            <text:p>188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0" calcext:value-type="float">
            <text:p>1890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2" calcext:value-type="float">
            <text:p>1892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3" calcext:value-type="float">
            <text:p>189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2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5" calcext:value-type="float">
            <text:p>189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6" calcext:value-type="float">
            <text:p>189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9" calcext:value-type="float">
            <text:p>1899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60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1" calcext:value-type="float">
            <text:p>1901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2" calcext:value-type="float">
            <text:p>190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4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4" calcext:value-type="float">
            <text:p>1904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7" calcext:value-type="float">
            <text:p>1907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8" calcext:value-type="float">
            <text:p>190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9" calcext:value-type="float">
            <text:p>190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60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0" calcext:value-type="float">
            <text:p>191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1" calcext:value-type="float">
            <text:p>191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8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2" calcext:value-type="float">
            <text:p>191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5.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3" calcext:value-type="float">
            <text:p>191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54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4" calcext:value-type="float">
            <text:p>191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5" calcext:value-type="float">
            <text:p>191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7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6" calcext:value-type="float">
            <text:p>191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70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8" calcext:value-type="float">
            <text:p>191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3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9" calcext:value-type="float">
            <text:p>1919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3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0" calcext:value-type="float">
            <text:p>192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8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2" calcext:value-type="float">
            <text:p>1922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3" calcext:value-type="float">
            <text:p>1923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3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4" calcext:value-type="float">
            <text:p>192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2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5" calcext:value-type="float">
            <text:p>192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50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6" calcext:value-type="float">
            <text:p>1926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7" calcext:value-type="float">
            <text:p>192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65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8" calcext:value-type="float">
            <text:p>1928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9" calcext:value-type="float">
            <text:p>1929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0" calcext:value-type="float">
            <text:p>193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46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1" calcext:value-type="float">
            <text:p>193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2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2" calcext:value-type="float">
            <text:p>1932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4" calcext:value-type="float">
            <text:p>1934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5" calcext:value-type="float">
            <text:p>193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4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6" calcext:value-type="float">
            <text:p>193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69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7" calcext:value-type="float">
            <text:p>1937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8" calcext:value-type="float">
            <text:p>193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44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9" calcext:value-type="float">
            <text:p>193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0" calcext:value-type="float">
            <text:p>194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3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1" calcext:value-type="float">
            <text:p>194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51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3" calcext:value-type="float">
            <text:p>194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39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4" calcext:value-type="float">
            <text:p>1944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63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5" calcext:value-type="float">
            <text:p>194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6" calcext:value-type="float">
            <text:p>194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7" calcext:value-type="float">
            <text:p>1947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8" calcext:value-type="float">
            <text:p>194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9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9" calcext:value-type="float">
            <text:p>1949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5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1" calcext:value-type="float">
            <text:p>1951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2" calcext:value-type="float">
            <text:p>1952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3" calcext:value-type="float">
            <text:p>1953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4" calcext:value-type="float">
            <text:p>195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5" calcext:value-type="float">
            <text:p>195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7" calcext:value-type="float">
            <text:p>1957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8" calcext:value-type="float">
            <text:p>195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9.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9" calcext:value-type="float">
            <text:p>195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3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0" calcext:value-type="float">
            <text:p>1960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2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1" calcext:value-type="float">
            <text:p>196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9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2" calcext:value-type="float">
            <text:p>1962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4" calcext:value-type="float">
            <text:p>1964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5" calcext:value-type="float">
            <text:p>196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6" calcext:value-type="float">
            <text:p>1966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6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52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8" calcext:value-type="float">
            <text:p>196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2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9" calcext:value-type="float">
            <text:p>1969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0" calcext:value-type="float">
            <text:p>1970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4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1" calcext:value-type="float">
            <text:p>1971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0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2" calcext:value-type="float">
            <text:p>1972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5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5.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6" calcext:value-type="float">
            <text:p>1976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48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7" calcext:value-type="float">
            <text:p>1977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57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8" calcext:value-type="float">
            <text:p>1978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9" calcext:value-type="float">
            <text:p>1979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64.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49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1" calcext:value-type="float">
            <text:p>198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3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69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1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40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6" calcext:value-type="float">
            <text:p>1986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7" calcext:value-type="float">
            <text:p>1987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9" calcext:value-type="float">
            <text:p>1989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1" calcext:value-type="float">
            <text:p>199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3" calcext:value-type="float">
            <text:p>1993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3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43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1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58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49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44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2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2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5.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45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4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36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54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50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65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2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1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4" calcext:value-type="float">
            <text:p>2024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71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7" calcext:value-type="float">
            <text:p>2027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48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8" calcext:value-type="float">
            <text:p>2028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2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9" calcext:value-type="float">
            <text:p>2029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40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30" calcext:value-type="float">
            <text:p>203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7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6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2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3" calcext:value-type="float">
            <text:p>20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4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7.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6" calcext:value-type="float">
            <text:p>203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7" calcext:value-type="float">
            <text:p>2037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8" calcext:value-type="float">
            <text:p>203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3.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9" calcext:value-type="float">
            <text:p>203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4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3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1" calcext:value-type="float">
            <text:p>204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4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2" calcext:value-type="float">
            <text:p>204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3" calcext:value-type="float">
            <text:p>204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42.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4" calcext:value-type="float">
            <text:p>204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5" calcext:value-type="float">
            <text:p>204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9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8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7" calcext:value-type="float">
            <text:p>204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5.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9" calcext:value-type="float">
            <text:p>204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68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7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6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35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7" calcext:value-type="float">
            <text:p>205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8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9" calcext:value-type="float">
            <text:p>205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39.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0" calcext:value-type="float">
            <text:p>206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0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1" calcext:value-type="float">
            <text:p>206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2" calcext:value-type="float">
            <text:p>206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3" calcext:value-type="float">
            <text:p>206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1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4" calcext:value-type="float">
            <text:p>206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5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5" calcext:value-type="float">
            <text:p>206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6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6" calcext:value-type="float">
            <text:p>206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6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7" calcext:value-type="float">
            <text:p>206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46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8" calcext:value-type="float">
            <text:p>206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63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4.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8.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1" calcext:value-type="float">
            <text:p>207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2" calcext:value-type="float">
            <text:p>207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3" calcext:value-type="float">
            <text:p>207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61.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5" calcext:value-type="float">
            <text:p>207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2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6" calcext:value-type="float">
            <text:p>207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7" calcext:value-type="float">
            <text:p>207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8" calcext:value-type="float">
            <text:p>207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9" calcext:value-type="float">
            <text:p>207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7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0" calcext:value-type="float">
            <text:p>208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50.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47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2" calcext:value-type="float">
            <text:p>208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3" calcext:value-type="float">
            <text:p>208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46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4" calcext:value-type="float">
            <text:p>208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7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5" calcext:value-type="float">
            <text:p>208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6" calcext:value-type="float">
            <text:p>208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8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8" calcext:value-type="float">
            <text:p>208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1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9" calcext:value-type="float">
            <text:p>208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1" calcext:value-type="float">
            <text:p>209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1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2" calcext:value-type="float">
            <text:p>209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4" calcext:value-type="float">
            <text:p>2094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5" calcext:value-type="float">
            <text:p>209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3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6" calcext:value-type="float">
            <text:p>209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7" calcext:value-type="float">
            <text:p>209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8" calcext:value-type="float">
            <text:p>209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9" calcext:value-type="float">
            <text:p>209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0" calcext:value-type="float">
            <text:p>210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46.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1" calcext:value-type="float">
            <text:p>2101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2" calcext:value-type="float">
            <text:p>210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58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3" calcext:value-type="float">
            <text:p>210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5" calcext:value-type="float">
            <text:p>210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2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6" calcext:value-type="float">
            <text:p>2106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7" calcext:value-type="float">
            <text:p>210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8" calcext:value-type="float">
            <text:p>210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9" calcext:value-type="float">
            <text:p>210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0" calcext:value-type="float">
            <text:p>211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7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2" calcext:value-type="float">
            <text:p>211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8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3" calcext:value-type="float">
            <text:p>211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6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4" calcext:value-type="float">
            <text:p>211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7.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5" calcext:value-type="float">
            <text:p>211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9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6" calcext:value-type="float">
            <text:p>211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54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7" calcext:value-type="float">
            <text:p>211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8" calcext:value-type="float">
            <text:p>211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50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9" calcext:value-type="float">
            <text:p>211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72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0" calcext:value-type="float">
            <text:p>212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1" calcext:value-type="float">
            <text:p>212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3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2" calcext:value-type="float">
            <text:p>212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3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3" calcext:value-type="float">
            <text:p>212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24" calcext:value-type="float">
            <text:p>212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60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5" calcext:value-type="float">
            <text:p>212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55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6" calcext:value-type="float">
            <text:p>212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5.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7" calcext:value-type="float">
            <text:p>212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2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8" calcext:value-type="float">
            <text:p>212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9" calcext:value-type="float">
            <text:p>2129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0" calcext:value-type="float">
            <text:p>213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1" calcext:value-type="float">
            <text:p>213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3" calcext:value-type="float">
            <text:p>213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4" calcext:value-type="float">
            <text:p>213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0.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5" calcext:value-type="float">
            <text:p>213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7" calcext:value-type="float">
            <text:p>2137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8" calcext:value-type="float">
            <text:p>213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0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9" calcext:value-type="float">
            <text:p>213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0" calcext:value-type="float">
            <text:p>2140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1" calcext:value-type="float">
            <text:p>214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41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2" calcext:value-type="float">
            <text:p>214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3" calcext:value-type="float">
            <text:p>214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5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4" calcext:value-type="float">
            <text:p>214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5" calcext:value-type="float">
            <text:p>214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6" calcext:value-type="float">
            <text:p>214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37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7" calcext:value-type="float">
            <text:p>214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57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3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9" calcext:value-type="float">
            <text:p>214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0" calcext:value-type="float">
            <text:p>215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7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1" calcext:value-type="float">
            <text:p>215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2" calcext:value-type="float">
            <text:p>2152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5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4" calcext:value-type="float">
            <text:p>2154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5" calcext:value-type="float">
            <text:p>215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5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6" calcext:value-type="float">
            <text:p>215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4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7" calcext:value-type="float">
            <text:p>215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8" calcext:value-type="float">
            <text:p>215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9" calcext:value-type="float">
            <text:p>215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1" calcext:value-type="float">
            <text:p>216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3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6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3" calcext:value-type="float">
            <text:p>216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4" calcext:value-type="float">
            <text:p>216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7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5" calcext:value-type="float">
            <text:p>2165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7" calcext:value-type="float">
            <text:p>216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2.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8" calcext:value-type="float">
            <text:p>216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9" calcext:value-type="float">
            <text:p>216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1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0" calcext:value-type="float">
            <text:p>217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1" calcext:value-type="float">
            <text:p>217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7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2" calcext:value-type="float">
            <text:p>2172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3" calcext:value-type="float">
            <text:p>2173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3.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5" calcext:value-type="float">
            <text:p>217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6" calcext:value-type="float">
            <text:p>217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8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7" calcext:value-type="float">
            <text:p>217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6.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9" calcext:value-type="float">
            <text:p>217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49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0" calcext:value-type="float">
            <text:p>218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58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1" calcext:value-type="float">
            <text:p>218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0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2" calcext:value-type="float">
            <text:p>218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68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3" calcext:value-type="float">
            <text:p>218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44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4" calcext:value-type="float">
            <text:p>218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35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5" calcext:value-type="float">
            <text:p>218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49.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6" calcext:value-type="float">
            <text:p>218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70.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7" calcext:value-type="float">
            <text:p>218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3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8" calcext:value-type="float">
            <text:p>218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89" calcext:value-type="float">
            <text:p>218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1" calcext:value-type="float">
            <text:p>2191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2" calcext:value-type="float">
            <text:p>2192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4" calcext:value-type="float">
            <text:p>219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6" calcext:value-type="float">
            <text:p>219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7" calcext:value-type="float">
            <text:p>219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3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44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9" calcext:value-type="float">
            <text:p>219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0" calcext:value-type="float">
            <text:p>220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1.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1" calcext:value-type="float">
            <text:p>220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5.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2" calcext:value-type="float">
            <text:p>220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60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3" calcext:value-type="float">
            <text:p>220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60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4" calcext:value-type="float">
            <text:p>220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46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5" calcext:value-type="float">
            <text:p>220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44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6" calcext:value-type="float">
            <text:p>220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7" calcext:value-type="float">
            <text:p>220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39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8" calcext:value-type="float">
            <text:p>220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0" calcext:value-type="float">
            <text:p>221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1" calcext:value-type="float">
            <text:p>221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43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2" calcext:value-type="float">
            <text:p>221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2.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3" calcext:value-type="float">
            <text:p>221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2.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4" calcext:value-type="float">
            <text:p>221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37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5" calcext:value-type="float">
            <text:p>221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62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2.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7" calcext:value-type="float">
            <text:p>221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8" calcext:value-type="float">
            <text:p>221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9" calcext:value-type="float">
            <text:p>2219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0" calcext:value-type="float">
            <text:p>222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1" calcext:value-type="float">
            <text:p>222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51.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2" calcext:value-type="float">
            <text:p>222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3" calcext:value-type="float">
            <text:p>222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4" calcext:value-type="float">
            <text:p>2224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5" calcext:value-type="float">
            <text:p>222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0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6" calcext:value-type="float">
            <text:p>222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0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7" calcext:value-type="float">
            <text:p>222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74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9" calcext:value-type="float">
            <text:p>222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0" calcext:value-type="float">
            <text:p>223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43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1" calcext:value-type="float">
            <text:p>223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32" calcext:value-type="float">
            <text:p>223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46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3" calcext:value-type="float">
            <text:p>223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8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4" calcext:value-type="float">
            <text:p>22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9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5" calcext:value-type="float">
            <text:p>223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8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6" calcext:value-type="float">
            <text:p>223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3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7" calcext:value-type="float">
            <text:p>223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6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9" calcext:value-type="float">
            <text:p>2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55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0" calcext:value-type="float">
            <text:p>2240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1" calcext:value-type="float">
            <text:p>224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7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2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4" calcext:value-type="float">
            <text:p>22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4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74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6" calcext:value-type="float">
            <text:p>224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46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7" calcext:value-type="float">
            <text:p>224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8" calcext:value-type="float">
            <text:p>224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48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9" calcext:value-type="float">
            <text:p>224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9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0" calcext:value-type="float">
            <text:p>225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1" calcext:value-type="float">
            <text:p>225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2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2" calcext:value-type="float">
            <text:p>225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71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3" calcext:value-type="float">
            <text:p>2253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4" calcext:value-type="float">
            <text:p>225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38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5" calcext:value-type="float">
            <text:p>2255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6" calcext:value-type="float">
            <text:p>225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7" calcext:value-type="float">
            <text:p>225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7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8" calcext:value-type="float">
            <text:p>225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9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35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0" calcext:value-type="float">
            <text:p>226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0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1" calcext:value-type="float">
            <text:p>226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2" calcext:value-type="float">
            <text:p>226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38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3" calcext:value-type="float">
            <text:p>226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7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4" calcext:value-type="float">
            <text:p>226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37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5" calcext:value-type="float">
            <text:p>226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6" calcext:value-type="float">
            <text:p>226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1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7" calcext:value-type="float">
            <text:p>226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4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4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9" calcext:value-type="float">
            <text:p>226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5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0" calcext:value-type="float">
            <text:p>227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50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1" calcext:value-type="float">
            <text:p>227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66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2" calcext:value-type="float">
            <text:p>227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4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3" calcext:value-type="float">
            <text:p>227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8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4" calcext:value-type="float">
            <text:p>2274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45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5" calcext:value-type="float">
            <text:p>227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45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6" calcext:value-type="float">
            <text:p>227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69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8" calcext:value-type="float">
            <text:p>227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2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9" calcext:value-type="float">
            <text:p>227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3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1" calcext:value-type="float">
            <text:p>228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2" calcext:value-type="float">
            <text:p>228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7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3" calcext:value-type="float">
            <text:p>228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43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4" calcext:value-type="float">
            <text:p>228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5" calcext:value-type="float">
            <text:p>228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6" calcext:value-type="float">
            <text:p>228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41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7" calcext:value-type="float">
            <text:p>228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47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8" calcext:value-type="float">
            <text:p>228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71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9" calcext:value-type="float">
            <text:p>2289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0" calcext:value-type="float">
            <text:p>229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1" calcext:value-type="float">
            <text:p>229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5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3" calcext:value-type="float">
            <text:p>229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48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4" calcext:value-type="float">
            <text:p>229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1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5" calcext:value-type="float">
            <text:p>229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6" calcext:value-type="float">
            <text:p>2296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7" calcext:value-type="float">
            <text:p>2297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8" calcext:value-type="float">
            <text:p>229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3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9" calcext:value-type="float">
            <text:p>229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9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0" calcext:value-type="float">
            <text:p>230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42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2" calcext:value-type="float">
            <text:p>230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3" calcext:value-type="float">
            <text:p>230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6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4" calcext:value-type="float">
            <text:p>2304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5" calcext:value-type="float">
            <text:p>2305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53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6" calcext:value-type="float">
            <text:p>230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7" calcext:value-type="float">
            <text:p>2307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8" calcext:value-type="float">
            <text:p>230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7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9" calcext:value-type="float">
            <text:p>2309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0" calcext:value-type="float">
            <text:p>231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40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1" calcext:value-type="float">
            <text:p>231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2" calcext:value-type="float">
            <text:p>231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4" calcext:value-type="float">
            <text:p>2314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8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49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6" calcext:value-type="float">
            <text:p>231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4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7" calcext:value-type="float">
            <text:p>2317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9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8" calcext:value-type="float">
            <text:p>2318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6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51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0" calcext:value-type="float">
            <text:p>232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47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7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70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3" calcext:value-type="float">
            <text:p>232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24" calcext:value-type="float">
            <text:p>2324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4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5" calcext:value-type="float">
            <text:p>232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0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6" calcext:value-type="float">
            <text:p>232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53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7" calcext:value-type="float">
            <text:p>232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62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8" calcext:value-type="float">
            <text:p>232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55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7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0" calcext:value-type="float">
            <text:p>233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4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1" calcext:value-type="float">
            <text:p>2331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9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2" calcext:value-type="float">
            <text:p>2332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3" calcext:value-type="float">
            <text:p>2333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63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4" calcext:value-type="float">
            <text:p>2334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5" calcext:value-type="float">
            <text:p>233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6" calcext:value-type="float">
            <text:p>233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49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7" calcext:value-type="float">
            <text:p>233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1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8" calcext:value-type="float">
            <text:p>2338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9" calcext:value-type="float">
            <text:p>233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0" calcext:value-type="float">
            <text:p>2340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1" calcext:value-type="float">
            <text:p>234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4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2" calcext:value-type="float">
            <text:p>2342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4" calcext:value-type="float">
            <text:p>2344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5" calcext:value-type="float">
            <text:p>234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3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6" calcext:value-type="float">
            <text:p>2346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7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7" calcext:value-type="float">
            <text:p>2347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39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8" calcext:value-type="float">
            <text:p>2348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9" calcext:value-type="float">
            <text:p>2349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6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0" calcext:value-type="float">
            <text:p>235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61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50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2" calcext:value-type="float">
            <text:p>2352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54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3" calcext:value-type="float">
            <text:p>235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7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4" calcext:value-type="float">
            <text:p>2354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9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5" calcext:value-type="float">
            <text:p>2355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6" calcext:value-type="float">
            <text:p>235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7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7" calcext:value-type="float">
            <text:p>2357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50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9" calcext:value-type="float">
            <text:p>2359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2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0" calcext:value-type="float">
            <text:p>236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9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1" calcext:value-type="float">
            <text:p>236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2" calcext:value-type="float">
            <text:p>236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38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5" calcext:value-type="float">
            <text:p>2365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3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6" calcext:value-type="float">
            <text:p>2366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5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7" calcext:value-type="float">
            <text:p>2367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8" calcext:value-type="float">
            <text:p>2368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9" calcext:value-type="float">
            <text:p>2369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0" calcext:value-type="float">
            <text:p>2370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1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1" calcext:value-type="float">
            <text:p>2371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68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8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3" calcext:value-type="float">
            <text:p>2373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57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4" calcext:value-type="float">
            <text:p>2374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2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5" calcext:value-type="float">
            <text:p>2375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7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7" calcext:value-type="float">
            <text:p>2377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72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8" calcext:value-type="float">
            <text:p>237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9" calcext:value-type="float">
            <text:p>2379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6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0" calcext:value-type="float">
            <text:p>2380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5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1" calcext:value-type="float">
            <text:p>2381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8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2" calcext:value-type="float">
            <text:p>238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49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3" calcext:value-type="float">
            <text:p>2383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56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4" calcext:value-type="float">
            <text:p>238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2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65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6" calcext:value-type="float">
            <text:p>2386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40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7" calcext:value-type="float">
            <text:p>2387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36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8" calcext:value-type="float">
            <text:p>2388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0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9" calcext:value-type="float">
            <text:p>2389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68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0" calcext:value-type="float">
            <text:p>2390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3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1" calcext:value-type="float">
            <text:p>239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2" calcext:value-type="float">
            <text:p>239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3" calcext:value-type="float">
            <text:p>2393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4" calcext:value-type="float">
            <text:p>2394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5" calcext:value-type="float">
            <text:p>2395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6" calcext:value-type="float">
            <text:p>2396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7" calcext:value-type="float">
            <text:p>2397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8" calcext:value-type="float">
            <text:p>2398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9" calcext:value-type="float">
            <text:p>2399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38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48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2" calcext:value-type="float">
            <text:p>240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3" calcext:value-type="float">
            <text:p>2403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4" calcext:value-type="float">
            <text:p>2404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5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5" calcext:value-type="float">
            <text:p>240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59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60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7" calcext:value-type="float">
            <text:p>2407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49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8" calcext:value-type="float">
            <text:p>2408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43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9" calcext:value-type="float">
            <text:p>240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0" calcext:value-type="float">
            <text:p>2410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1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1" calcext:value-type="float">
            <text:p>241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3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2" calcext:value-type="float">
            <text:p>2412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3" calcext:value-type="float">
            <text:p>2413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4" calcext:value-type="float">
            <text:p>2414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42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5" calcext:value-type="float">
            <text:p>2415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3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6" calcext:value-type="float">
            <text:p>2416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40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7" calcext:value-type="float">
            <text:p>2417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43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8" calcext:value-type="float">
            <text:p>2418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63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9" calcext:value-type="float">
            <text:p>2419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6.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0" calcext:value-type="float">
            <text:p>2420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1" calcext:value-type="float">
            <text:p>242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29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3" calcext:value-type="float">
            <text:p>2423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65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4" calcext:value-type="float">
            <text:p>2424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48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5" calcext:value-type="float">
            <text:p>2425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57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6" calcext:value-type="float">
            <text:p>2426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2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8" calcext:value-type="float">
            <text:p>2428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0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9" calcext:value-type="float">
            <text:p>2429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5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0" calcext:value-type="float">
            <text:p>2430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1" calcext:value-type="float">
            <text:p>243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65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2" calcext:value-type="float">
            <text:p>243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7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3" calcext:value-type="float">
            <text:p>2433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37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4" calcext:value-type="float">
            <text:p>2434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5" calcext:value-type="float">
            <text:p>2435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48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6" calcext:value-type="float">
            <text:p>243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7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7" calcext:value-type="float">
            <text:p>24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1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8" calcext:value-type="float">
            <text:p>243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5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9" calcext:value-type="float">
            <text:p>243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0" calcext:value-type="float">
            <text:p>244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1" calcext:value-type="float">
            <text:p>2441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43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4" calcext:value-type="float">
            <text:p>244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5" calcext:value-type="float">
            <text:p>244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4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6" calcext:value-type="float">
            <text:p>244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3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7" calcext:value-type="float">
            <text:p>244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49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0" calcext:value-type="float">
            <text:p>245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1" calcext:value-type="float">
            <text:p>245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0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2" calcext:value-type="float">
            <text:p>245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7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3" calcext:value-type="float">
            <text:p>245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4" calcext:value-type="float">
            <text:p>245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7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5" calcext:value-type="float">
            <text:p>245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69.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6" calcext:value-type="float">
            <text:p>2456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7" calcext:value-type="float">
            <text:p>245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31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9" calcext:value-type="float">
            <text:p>245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0" calcext:value-type="float">
            <text:p>246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60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47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2" calcext:value-type="float">
            <text:p>246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48.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3" calcext:value-type="float">
            <text:p>246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6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4" calcext:value-type="float">
            <text:p>246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42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6" calcext:value-type="float">
            <text:p>246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9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7" calcext:value-type="float">
            <text:p>246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8" calcext:value-type="float">
            <text:p>246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9" calcext:value-type="float">
            <text:p>246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2.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1" calcext:value-type="float">
            <text:p>247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4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2" calcext:value-type="float">
            <text:p>247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3" calcext:value-type="float">
            <text:p>247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50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4" calcext:value-type="float">
            <text:p>247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61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5" calcext:value-type="float">
            <text:p>247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3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6" calcext:value-type="float">
            <text:p>247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9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7" calcext:value-type="float">
            <text:p>247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9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8" calcext:value-type="float">
            <text:p>2478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46.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9" calcext:value-type="float">
            <text:p>247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0" calcext:value-type="float">
            <text:p>248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2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2" calcext:value-type="float">
            <text:p>248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3" calcext:value-type="float">
            <text:p>248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60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4" calcext:value-type="float">
            <text:p>248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5" calcext:value-type="float">
            <text:p>24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5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7" calcext:value-type="float">
            <text:p>248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47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8" calcext:value-type="float">
            <text:p>248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9" calcext:value-type="float">
            <text:p>248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0" calcext:value-type="float">
            <text:p>249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59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72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2" calcext:value-type="float">
            <text:p>249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9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3" calcext:value-type="float">
            <text:p>249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4" calcext:value-type="float">
            <text:p>249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2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3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6" calcext:value-type="float">
            <text:p>249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97" calcext:value-type="float">
            <text:p>249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0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8" calcext:value-type="float">
            <text:p>249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5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9" calcext:value-type="float">
            <text:p>2499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1" calcext:value-type="float">
            <text:p>250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4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2" calcext:value-type="float">
            <text:p>250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6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3" calcext:value-type="float">
            <text:p>2503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9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4" calcext:value-type="float">
            <text:p>250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5" calcext:value-type="float">
            <text:p>250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2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6" calcext:value-type="float">
            <text:p>25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0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7" calcext:value-type="float">
            <text:p>2507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8" calcext:value-type="float">
            <text:p>250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9" calcext:value-type="float">
            <text:p>250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0" calcext:value-type="float">
            <text:p>2510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1" calcext:value-type="float">
            <text:p>2511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8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3" calcext:value-type="float">
            <text:p>2513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6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4" calcext:value-type="float">
            <text:p>2514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5" calcext:value-type="float">
            <text:p>251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6" calcext:value-type="float">
            <text:p>251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7" calcext:value-type="float">
            <text:p>251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4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8" calcext:value-type="float">
            <text:p>251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9" calcext:value-type="float">
            <text:p>2519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4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0" calcext:value-type="float">
            <text:p>252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6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1" calcext:value-type="float">
            <text:p>252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7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2" calcext:value-type="float">
            <text:p>252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53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3" calcext:value-type="float">
            <text:p>252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46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4" calcext:value-type="float">
            <text:p>252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6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5" calcext:value-type="float">
            <text:p>252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69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6" calcext:value-type="float">
            <text:p>252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75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7" calcext:value-type="float">
            <text:p>252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1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8" calcext:value-type="float">
            <text:p>2528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58.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9" calcext:value-type="float">
            <text:p>2529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0" calcext:value-type="float">
            <text:p>253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9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1" calcext:value-type="float">
            <text:p>253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51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2" calcext:value-type="float">
            <text:p>253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7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5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4" calcext:value-type="float">
            <text:p>2534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52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5" calcext:value-type="float">
            <text:p>2535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6" calcext:value-type="float">
            <text:p>253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62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7" calcext:value-type="float">
            <text:p>2537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48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8" calcext:value-type="float">
            <text:p>253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9" calcext:value-type="float">
            <text:p>253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51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0" calcext:value-type="float">
            <text:p>254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5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1" calcext:value-type="float">
            <text:p>254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2" calcext:value-type="float">
            <text:p>254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57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3" calcext:value-type="float">
            <text:p>2543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4" calcext:value-type="float">
            <text:p>2544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7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5" calcext:value-type="float">
            <text:p>2545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69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6" calcext:value-type="float">
            <text:p>2546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7" calcext:value-type="float">
            <text:p>254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46.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8" calcext:value-type="float">
            <text:p>254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5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9" calcext:value-type="float">
            <text:p>254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9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0" calcext:value-type="float">
            <text:p>255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42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1" calcext:value-type="float">
            <text:p>255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2" calcext:value-type="float">
            <text:p>255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3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3" calcext:value-type="float">
            <text:p>255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59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49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5" calcext:value-type="float">
            <text:p>255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6" calcext:value-type="float">
            <text:p>255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6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7" calcext:value-type="float">
            <text:p>255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73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8" calcext:value-type="float">
            <text:p>2558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9" calcext:value-type="float">
            <text:p>2559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0" calcext:value-type="float">
            <text:p>2560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1" calcext:value-type="float">
            <text:p>256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8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2" calcext:value-type="float">
            <text:p>2562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2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3" calcext:value-type="float">
            <text:p>256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4" calcext:value-type="float">
            <text:p>2564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44.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5" calcext:value-type="float">
            <text:p>256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6" calcext:value-type="float">
            <text:p>2566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7" calcext:value-type="float">
            <text:p>256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2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8" calcext:value-type="float">
            <text:p>2568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4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9" calcext:value-type="float">
            <text:p>2569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0" calcext:value-type="float">
            <text:p>2570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5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1" calcext:value-type="float">
            <text:p>2571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2" calcext:value-type="float">
            <text:p>257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76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3" calcext:value-type="float">
            <text:p>2573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2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4" calcext:value-type="float">
            <text:p>257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3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6" calcext:value-type="float">
            <text:p>257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60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7" calcext:value-type="float">
            <text:p>257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1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8" calcext:value-type="float">
            <text:p>2578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9" calcext:value-type="float">
            <text:p>2579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6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0" calcext:value-type="float">
            <text:p>2580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8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1" calcext:value-type="float">
            <text:p>258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82" calcext:value-type="float">
            <text:p>2582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8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3" calcext:value-type="float">
            <text:p>258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4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4" calcext:value-type="float">
            <text:p>258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8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5" calcext:value-type="float">
            <text:p>258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6" calcext:value-type="float">
            <text:p>258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58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7" calcext:value-type="float">
            <text:p>258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49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8" calcext:value-type="float">
            <text:p>258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66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9" calcext:value-type="float">
            <text:p>258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31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0" calcext:value-type="float">
            <text:p>259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1" calcext:value-type="float">
            <text:p>259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1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2" calcext:value-type="float">
            <text:p>259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68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3" calcext:value-type="float">
            <text:p>259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6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4" calcext:value-type="float">
            <text:p>2594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3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5" calcext:value-type="float">
            <text:p>259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7" calcext:value-type="float">
            <text:p>2597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8" calcext:value-type="float">
            <text:p>2598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9" calcext:value-type="float">
            <text:p>2599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0" calcext:value-type="float">
            <text:p>2600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1" calcext:value-type="float">
            <text:p>2601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2" calcext:value-type="float">
            <text:p>2602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3" calcext:value-type="float">
            <text:p>2603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36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4" calcext:value-type="float">
            <text:p>2604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51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5" calcext:value-type="float">
            <text:p>260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6" calcext:value-type="float">
            <text:p>260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7" calcext:value-type="float">
            <text:p>260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8" calcext:value-type="float">
            <text:p>2608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59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9" calcext:value-type="float">
            <text:p>260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60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0" calcext:value-type="float">
            <text:p>2610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50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1" calcext:value-type="float">
            <text:p>2611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45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2" calcext:value-type="float">
            <text:p>2612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3" calcext:value-type="float">
            <text:p>2613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2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4" calcext:value-type="float">
            <text:p>2614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5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5" calcext:value-type="float">
            <text:p>2615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7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6" calcext:value-type="float">
            <text:p>2616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62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8" calcext:value-type="float">
            <text:p>2618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1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9" calcext:value-type="float">
            <text:p>2619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40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0" calcext:value-type="float">
            <text:p>2620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40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1" calcext:value-type="float">
            <text:p>262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63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2" calcext:value-type="float">
            <text:p>2622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3" calcext:value-type="float">
            <text:p>262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4" calcext:value-type="float">
            <text:p>2624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5" calcext:value-type="float">
            <text:p>2625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6" calcext:value-type="float">
            <text:p>2626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7" calcext:value-type="float">
            <text:p>2627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44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8" calcext:value-type="float">
            <text:p>2628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54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9" calcext:value-type="float">
            <text:p>2629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3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0" calcext:value-type="float">
            <text:p>2630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1" calcext:value-type="float">
            <text:p>263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50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2" calcext:value-type="float">
            <text:p>2632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4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3" calcext:value-type="float">
            <text:p>263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4" calcext:value-type="float">
            <text:p>2634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70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5" calcext:value-type="float">
            <text:p>263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5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6" calcext:value-type="float">
            <text:p>2636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40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7" calcext:value-type="float">
            <text:p>2637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0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49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9" calcext:value-type="float">
            <text:p>263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5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0" calcext:value-type="float">
            <text:p>264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6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1" calcext:value-type="float">
            <text:p>264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45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2" calcext:value-type="float">
            <text:p>264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3" calcext:value-type="float">
            <text:p>26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9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4" calcext:value-type="float">
            <text:p>2644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5" calcext:value-type="float">
            <text:p>264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39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6" calcext:value-type="float">
            <text:p>2646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7" calcext:value-type="float">
            <text:p>264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8" calcext:value-type="float">
            <text:p>264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5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9" calcext:value-type="float">
            <text:p>264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2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0" calcext:value-type="float">
            <text:p>265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3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1" calcext:value-type="float">
            <text:p>265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2" calcext:value-type="float">
            <text:p>265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54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3" calcext:value-type="float">
            <text:p>265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4" calcext:value-type="float">
            <text:p>265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66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5" calcext:value-type="float">
            <text:p>26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6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6" calcext:value-type="float">
            <text:p>265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7" calcext:value-type="float">
            <text:p>265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8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8" calcext:value-type="float">
            <text:p>265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9" calcext:value-type="float">
            <text:p>2659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34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1" calcext:value-type="float">
            <text:p>2661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2" calcext:value-type="float">
            <text:p>266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55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3" calcext:value-type="float">
            <text:p>266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7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4" calcext:value-type="float">
            <text:p>266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1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5" calcext:value-type="float">
            <text:p>266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41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6" calcext:value-type="float">
            <text:p>266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71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7" calcext:value-type="float">
            <text:p>266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8" calcext:value-type="float">
            <text:p>266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39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9" calcext:value-type="float">
            <text:p>266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3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0" calcext:value-type="float">
            <text:p>267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1" calcext:value-type="float">
            <text:p>267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2" calcext:value-type="float">
            <text:p>267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36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3" calcext:value-type="float">
            <text:p>267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2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4" calcext:value-type="float">
            <text:p>267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5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5" calcext:value-type="float">
            <text:p>267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7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6" calcext:value-type="float">
            <text:p>267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52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7" calcext:value-type="float">
            <text:p>267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54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8" calcext:value-type="float">
            <text:p>267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6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9" calcext:value-type="float">
            <text:p>2679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0" calcext:value-type="float">
            <text:p>268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9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2" calcext:value-type="float">
            <text:p>268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9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3" calcext:value-type="float">
            <text:p>268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4" calcext:value-type="float">
            <text:p>268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1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5" calcext:value-type="float">
            <text:p>268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7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6" calcext:value-type="float">
            <text:p>268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8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7" calcext:value-type="float">
            <text:p>268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8" calcext:value-type="float">
            <text:p>268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5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9" calcext:value-type="float">
            <text:p>268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0" calcext:value-type="float">
            <text:p>269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0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1" calcext:value-type="float">
            <text:p>269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2" calcext:value-type="float">
            <text:p>269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5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3" calcext:value-type="float">
            <text:p>269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3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4" calcext:value-type="float">
            <text:p>269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66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5" calcext:value-type="float">
            <text:p>269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60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6" calcext:value-type="float">
            <text:p>269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7" calcext:value-type="float">
            <text:p>2697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1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8" calcext:value-type="float">
            <text:p>269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3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9" calcext:value-type="float">
            <text:p>269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2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1" calcext:value-type="float">
            <text:p>270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4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3" calcext:value-type="float">
            <text:p>2703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4" calcext:value-type="float">
            <text:p>2704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4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5" calcext:value-type="float">
            <text:p>2705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6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6" calcext:value-type="float">
            <text:p>270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7" calcext:value-type="float">
            <text:p>270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8" calcext:value-type="float">
            <text:p>270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3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9" calcext:value-type="float">
            <text:p>2709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49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0" calcext:value-type="float">
            <text:p>2710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1" calcext:value-type="float">
            <text:p>271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47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2" calcext:value-type="float">
            <text:p>271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3" calcext:value-type="float">
            <text:p>2713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4" calcext:value-type="float">
            <text:p>2714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59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5" calcext:value-type="float">
            <text:p>2715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6" calcext:value-type="float">
            <text:p>271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7" calcext:value-type="float">
            <text:p>271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8" calcext:value-type="float">
            <text:p>271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9" calcext:value-type="float">
            <text:p>271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0" calcext:value-type="float">
            <text:p>272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6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1" calcext:value-type="float">
            <text:p>272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47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2" calcext:value-type="float">
            <text:p>272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9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4" calcext:value-type="float">
            <text:p>272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4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5" calcext:value-type="float">
            <text:p>2725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52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6" calcext:value-type="float">
            <text:p>272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51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7" calcext:value-type="float">
            <text:p>272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7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8" calcext:value-type="float">
            <text:p>272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67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9" calcext:value-type="float">
            <text:p>272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0" calcext:value-type="float">
            <text:p>273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3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1" calcext:value-type="float">
            <text:p>273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0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2" calcext:value-type="float">
            <text:p>2732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57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3" calcext:value-type="float">
            <text:p>2733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9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4" calcext:value-type="float">
            <text:p>273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51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5" calcext:value-type="float">
            <text:p>273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8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6" calcext:value-type="float">
            <text:p>273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7" calcext:value-type="float">
            <text:p>2737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8" calcext:value-type="float">
            <text:p>2738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9" calcext:value-type="float">
            <text:p>273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64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0" calcext:value-type="float">
            <text:p>274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1" calcext:value-type="float">
            <text:p>274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2" calcext:value-type="float">
            <text:p>2742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50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3" calcext:value-type="float">
            <text:p>2743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9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5" calcext:value-type="float">
            <text:p>274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6" calcext:value-type="float">
            <text:p>2746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7" calcext:value-type="float">
            <text:p>2747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8" calcext:value-type="float">
            <text:p>2748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71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9" calcext:value-type="float">
            <text:p>2749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0" calcext:value-type="float">
            <text:p>275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1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1" calcext:value-type="float">
            <text:p>275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8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2" calcext:value-type="float">
            <text:p>2752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7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3" calcext:value-type="float">
            <text:p>275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40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4" calcext:value-type="float">
            <text:p>2754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5" calcext:value-type="float">
            <text:p>275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36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6" calcext:value-type="float">
            <text:p>275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63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7" calcext:value-type="float">
            <text:p>2757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51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8" calcext:value-type="float">
            <text:p>275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9" calcext:value-type="float">
            <text:p>2759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0" calcext:value-type="float">
            <text:p>2760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74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1" calcext:value-type="float">
            <text:p>2761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2" calcext:value-type="float">
            <text:p>276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7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3" calcext:value-type="float">
            <text:p>2763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4" calcext:value-type="float">
            <text:p>2764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9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0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6" calcext:value-type="float">
            <text:p>276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7" calcext:value-type="float">
            <text:p>2767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41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8" calcext:value-type="float">
            <text:p>276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9" calcext:value-type="float">
            <text:p>2769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1" calcext:value-type="float">
            <text:p>2771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7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2" calcext:value-type="float">
            <text:p>277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7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3" calcext:value-type="float">
            <text:p>277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8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4" calcext:value-type="float">
            <text:p>2774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5" calcext:value-type="float">
            <text:p>2775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2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7" calcext:value-type="float">
            <text:p>2777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8" calcext:value-type="float">
            <text:p>2778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37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9" calcext:value-type="float">
            <text:p>2779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59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0" calcext:value-type="float">
            <text:p>2780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1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1" calcext:value-type="float">
            <text:p>2781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2" calcext:value-type="float">
            <text:p>2782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8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3" calcext:value-type="float">
            <text:p>2783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8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4" calcext:value-type="float">
            <text:p>278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5" calcext:value-type="float">
            <text:p>278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9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4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7" calcext:value-type="float">
            <text:p>2787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7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8" calcext:value-type="float">
            <text:p>2788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49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9" calcext:value-type="float">
            <text:p>2789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57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0" calcext:value-type="float">
            <text:p>2790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1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1" calcext:value-type="float">
            <text:p>279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2" calcext:value-type="float">
            <text:p>2792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26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3" calcext:value-type="float">
            <text:p>2793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4" calcext:value-type="float">
            <text:p>2794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0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5" calcext:value-type="float">
            <text:p>279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69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6" calcext:value-type="float">
            <text:p>279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5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7" calcext:value-type="float">
            <text:p>2797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4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8" calcext:value-type="float">
            <text:p>2798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9" calcext:value-type="float">
            <text:p>2799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0" calcext:value-type="float">
            <text:p>2800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1" calcext:value-type="float">
            <text:p>2801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2" calcext:value-type="float">
            <text:p>2802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3" calcext:value-type="float">
            <text:p>2803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5" calcext:value-type="float">
            <text:p>280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6" calcext:value-type="float">
            <text:p>2806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36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8" calcext:value-type="float">
            <text:p>280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9" calcext:value-type="float">
            <text:p>2809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5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0" calcext:value-type="float">
            <text:p>2810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5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1" calcext:value-type="float">
            <text:p>2811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59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2" calcext:value-type="float">
            <text:p>2812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59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3" calcext:value-type="float">
            <text:p>2813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4" calcext:value-type="float">
            <text:p>281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5" calcext:value-type="float">
            <text:p>2815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6" calcext:value-type="float">
            <text:p>281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3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7" calcext:value-type="float">
            <text:p>2817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4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8" calcext:value-type="float">
            <text:p>2818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19" calcext:value-type="float">
            <text:p>2819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0" calcext:value-type="float">
            <text:p>2820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49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1" calcext:value-type="float">
            <text:p>2821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3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2" calcext:value-type="float">
            <text:p>2822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8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3" calcext:value-type="float">
            <text:p>2823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35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4" calcext:value-type="float">
            <text:p>2824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5" calcext:value-type="float">
            <text:p>2825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2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6" calcext:value-type="float">
            <text:p>2826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7" calcext:value-type="float">
            <text:p>2827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9" calcext:value-type="float">
            <text:p>282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61.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0" calcext:value-type="float">
            <text:p>2830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52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1" calcext:value-type="float">
            <text:p>2831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53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2" calcext:value-type="float">
            <text:p>2832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48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3" calcext:value-type="float">
            <text:p>2833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4" calcext:value-type="float">
            <text:p>2834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47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5" calcext:value-type="float">
            <text:p>2835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4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6" calcext:value-type="float">
            <text:p>2836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7" calcext:value-type="float">
            <text:p>2837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65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8" calcext:value-type="float">
            <text:p>283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0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9" calcext:value-type="float">
            <text:p>2839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42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52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1" calcext:value-type="float">
            <text:p>284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46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2" calcext:value-type="float">
            <text:p>284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1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3" calcext:value-type="float">
            <text:p>284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8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4" calcext:value-type="float">
            <text:p>28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48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5" calcext:value-type="float">
            <text:p>284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63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6" calcext:value-type="float">
            <text:p>284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9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7" calcext:value-type="float">
            <text:p>2847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48" calcext:value-type="float">
            <text:p>28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37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9" calcext:value-type="float">
            <text:p>2849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2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1" calcext:value-type="float">
            <text:p>285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6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4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3" calcext:value-type="float">
            <text:p>285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2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4" calcext:value-type="float">
            <text:p>2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69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5" calcext:value-type="float">
            <text:p>28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52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6" calcext:value-type="float">
            <text:p>285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7" calcext:value-type="float">
            <text:p>285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61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8" calcext:value-type="float">
            <text:p>285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6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9" calcext:value-type="float">
            <text:p>285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0" calcext:value-type="float">
            <text:p>286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8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1" calcext:value-type="float">
            <text:p>286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68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2" calcext:value-type="float">
            <text:p>2862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 office:value-type="string" calcext:value-type="string">
            <text:p>59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3" calcext:value-type="float">
            <text:p>286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33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4" calcext:value-type="float">
            <text:p>2864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5" calcext:value-type="float">
            <text:p>286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49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6" calcext:value-type="float">
            <text:p>286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8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7" calcext:value-type="float">
            <text:p>286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2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8" calcext:value-type="float">
            <text:p>286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40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9" calcext:value-type="float">
            <text:p>286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9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0" calcext:value-type="float">
            <text:p>287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44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2" calcext:value-type="float">
            <text:p>287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4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3" calcext:value-type="float">
            <text:p>287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4" calcext:value-type="float">
            <text:p>28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5" calcext:value-type="float">
            <text:p>287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38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6" calcext:value-type="float">
            <text:p>287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2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7" calcext:value-type="float">
            <text:p>287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8" calcext:value-type="float">
            <text:p>287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8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9" calcext:value-type="float">
            <text:p>287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0" calcext:value-type="float">
            <text:p>288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56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1" calcext:value-type="float">
            <text:p>288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4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2" calcext:value-type="float">
            <text:p>288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3" calcext:value-type="float">
            <text:p>288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40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4" calcext:value-type="float">
            <text:p>288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44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5" calcext:value-type="float">
            <text:p>288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6" calcext:value-type="float">
            <text:p>288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7" calcext:value-type="float">
            <text:p>288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2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8" calcext:value-type="float">
            <text:p>288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5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9" calcext:value-type="float">
            <text:p>288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3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0" calcext:value-type="float">
            <text:p>289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1" calcext:value-type="float">
            <text:p>289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5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3" calcext:value-type="float">
            <text:p>289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3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4" calcext:value-type="float">
            <text:p>289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5" calcext:value-type="float">
            <text:p>289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48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6" calcext:value-type="float">
            <text:p>289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58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7" calcext:value-type="float">
            <text:p>289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65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8" calcext:value-type="float">
            <text:p>289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9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9" calcext:value-type="float">
            <text:p>2899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0" calcext:value-type="float">
            <text:p>290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4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1" calcext:value-type="float">
            <text:p>290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5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2" calcext:value-type="float">
            <text:p>290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3" calcext:value-type="float">
            <text:p>290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71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4" calcext:value-type="float">
            <text:p>290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5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5" calcext:value-type="float">
            <text:p>2905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6" calcext:value-type="float">
            <text:p>2906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7" calcext:value-type="float">
            <text:p>290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3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8" calcext:value-type="float">
            <text:p>290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4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9" calcext:value-type="float">
            <text:p>2909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9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0" calcext:value-type="float">
            <text:p>291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1" calcext:value-type="float">
            <text:p>291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2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2" calcext:value-type="float">
            <text:p>2912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38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4" calcext:value-type="float">
            <text:p>291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47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5" calcext:value-type="float">
            <text:p>291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6" calcext:value-type="float">
            <text:p>2916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7" calcext:value-type="float">
            <text:p>291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5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8" calcext:value-type="float">
            <text:p>2918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9" calcext:value-type="float">
            <text:p>291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4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0" calcext:value-type="float">
            <text:p>292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1" calcext:value-type="float">
            <text:p>292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2" calcext:value-type="float">
            <text:p>292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3" calcext:value-type="float">
            <text:p>292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8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4" calcext:value-type="float">
            <text:p>2924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0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5" calcext:value-type="float">
            <text:p>292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4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6" calcext:value-type="float">
            <text:p>292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51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7" calcext:value-type="float">
            <text:p>292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4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8" calcext:value-type="float">
            <text:p>2928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9" calcext:value-type="float">
            <text:p>292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46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0" calcext:value-type="float">
            <text:p>293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5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1" calcext:value-type="float">
            <text:p>2931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70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2" calcext:value-type="float">
            <text:p>293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33" calcext:value-type="float">
            <text:p>293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0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5" calcext:value-type="float">
            <text:p>293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53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6" calcext:value-type="float">
            <text:p>293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9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7" calcext:value-type="float">
            <text:p>293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53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8" calcext:value-type="float">
            <text:p>293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9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9" calcext:value-type="float">
            <text:p>2939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0" calcext:value-type="float">
            <text:p>294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52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1" calcext:value-type="float">
            <text:p>2941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2" calcext:value-type="float">
            <text:p>2942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61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3" calcext:value-type="float">
            <text:p>294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4" calcext:value-type="float">
            <text:p>294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5" calcext:value-type="float">
            <text:p>2945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57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6" calcext:value-type="float">
            <text:p>2946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2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7" calcext:value-type="float">
            <text:p>2947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5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8" calcext:value-type="float">
            <text:p>294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9" calcext:value-type="float">
            <text:p>2949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0" calcext:value-type="float">
            <text:p>295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61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1" calcext:value-type="float">
            <text:p>295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68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2" calcext:value-type="float">
            <text:p>2952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3" calcext:value-type="float">
            <text:p>2953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4" calcext:value-type="float">
            <text:p>2954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6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9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6" calcext:value-type="float">
            <text:p>2956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45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7" calcext:value-type="float">
            <text:p>2957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8" calcext:value-type="float">
            <text:p>2958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39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9" calcext:value-type="float">
            <text:p>295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64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0" calcext:value-type="float">
            <text:p>2960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1" calcext:value-type="float">
            <text:p>296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56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2" calcext:value-type="float">
            <text:p>2962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4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3" calcext:value-type="float">
            <text:p>296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6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4" calcext:value-type="float">
            <text:p>2964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5" calcext:value-type="float">
            <text:p>2965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9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6" calcext:value-type="float">
            <text:p>2966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8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8" calcext:value-type="float">
            <text:p>296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2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9" calcext:value-type="float">
            <text:p>2969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0" calcext:value-type="float">
            <text:p>2970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47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1" calcext:value-type="float">
            <text:p>297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45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2" calcext:value-type="float">
            <text:p>2972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3" calcext:value-type="float">
            <text:p>297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9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4" calcext:value-type="float">
            <text:p>297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62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5" calcext:value-type="float">
            <text:p>297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1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7" calcext:value-type="float">
            <text:p>2977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8" calcext:value-type="float">
            <text:p>297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74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9" calcext:value-type="float">
            <text:p>2979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3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0" calcext:value-type="float">
            <text:p>298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1" calcext:value-type="float">
            <text:p>298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37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2" calcext:value-type="float">
            <text:p>298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60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3" calcext:value-type="float">
            <text:p>2983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4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4" calcext:value-type="float">
            <text:p>2984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5" calcext:value-type="float">
            <text:p>2985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7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6" calcext:value-type="float">
            <text:p>298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6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7" calcext:value-type="float">
            <text:p>2987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8" calcext:value-type="float">
            <text:p>2988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1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9" calcext:value-type="float">
            <text:p>298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3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0" calcext:value-type="float">
            <text:p>2990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8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1" calcext:value-type="float">
            <text:p>299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53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2" calcext:value-type="float">
            <text:p>299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57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3" calcext:value-type="float">
            <text:p>2993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1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4" calcext:value-type="float">
            <text:p>299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5" calcext:value-type="float">
            <text:p>299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6" calcext:value-type="float">
            <text:p>2996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7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8" calcext:value-type="float">
            <text:p>2998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67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9" calcext:value-type="float">
            <text:p>2999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60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1" calcext:value-type="float">
            <text:p>300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2" calcext:value-type="float">
            <text:p>3002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3" calcext:value-type="float">
            <text:p>3003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4" calcext:value-type="float">
            <text:p>3004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5" calcext:value-type="float">
            <text:p>300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6" calcext:value-type="float">
            <text:p>3006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7" calcext:value-type="float">
            <text:p>3007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8" calcext:value-type="float">
            <text:p>3008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9" calcext:value-type="float">
            <text:p>300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3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0" calcext:value-type="float">
            <text:p>3010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51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1" calcext:value-type="float">
            <text:p>3011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2" calcext:value-type="float">
            <text:p>301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3" calcext:value-type="float">
            <text:p>301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70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4" calcext:value-type="float">
            <text:p>3014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61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5" calcext:value-type="float">
            <text:p>3015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56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6" calcext:value-type="float">
            <text:p>3016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55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7" calcext:value-type="float">
            <text:p>3017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41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38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9" calcext:value-type="float">
            <text:p>3019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2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0" calcext:value-type="float">
            <text:p>302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2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1" calcext:value-type="float">
            <text:p>302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4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2" calcext:value-type="float">
            <text:p>3022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3" calcext:value-type="float">
            <text:p>3023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4" calcext:value-type="float">
            <text:p>302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3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5" calcext:value-type="float">
            <text:p>3025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4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6" calcext:value-type="float">
            <text:p>3026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34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7" calcext:value-type="float">
            <text:p>3027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64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8" calcext:value-type="float">
            <text:p>3028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9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9" calcext:value-type="float">
            <text:p>3029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0" calcext:value-type="float">
            <text:p>3030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28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1" calcext:value-type="float">
            <text:p>3031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2" calcext:value-type="float">
            <text:p>3032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3" calcext:value-type="float">
            <text:p>3033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47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4" calcext:value-type="float">
            <text:p>3034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57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5" calcext:value-type="float">
            <text:p>303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5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6" calcext:value-type="float">
            <text:p>3036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7" calcext:value-type="float">
            <text:p>3037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8" calcext:value-type="float">
            <text:p>303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5.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40" calcext:value-type="float">
            <text:p>3040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61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1" calcext:value-type="float">
            <text:p>304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0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2" calcext:value-type="float">
            <text:p>3042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39.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3" calcext:value-type="float">
            <text:p>304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43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4" calcext:value-type="float">
            <text:p>304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41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5" calcext:value-type="float">
            <text:p>304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9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6" calcext:value-type="float">
            <text:p>304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8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7" calcext:value-type="float">
            <text:p>304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46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8" calcext:value-type="float">
            <text:p>304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49" calcext:value-type="float">
            <text:p>30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0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0" calcext:value-type="float">
            <text:p>3050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1" calcext:value-type="float">
            <text:p>305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2" calcext:value-type="float">
            <text:p>3052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3" calcext:value-type="float">
            <text:p>305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3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4" calcext:value-type="float">
            <text:p>305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5" calcext:value-type="float">
            <text:p>305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3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6" calcext:value-type="float">
            <text:p>305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3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7" calcext:value-type="float">
            <text:p>305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70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8" calcext:value-type="float">
            <text:p>305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51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0" calcext:value-type="float">
            <text:p>306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60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6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2" calcext:value-type="float">
            <text:p>306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3" calcext:value-type="float">
            <text:p>306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7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4" calcext:value-type="float">
            <text:p>306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5" calcext:value-type="float">
            <text:p>3065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6" calcext:value-type="float">
            <text:p>306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36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7" calcext:value-type="float">
            <text:p>3067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8" calcext:value-type="float">
            <text:p>306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50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9" calcext:value-type="float">
            <text:p>306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8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0" calcext:value-type="float">
            <text:p>307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1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1" calcext:value-type="float">
            <text:p>307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37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2" calcext:value-type="float">
            <text:p>307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5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3" calcext:value-type="float">
            <text:p>3073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4" calcext:value-type="float">
            <text:p>307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48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5" calcext:value-type="float">
            <text:p>307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4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6" calcext:value-type="float">
            <text:p>307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7" calcext:value-type="float">
            <text:p>307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8" calcext:value-type="float">
            <text:p>307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1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9" calcext:value-type="float">
            <text:p>307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0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0" calcext:value-type="float">
            <text:p>308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4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1" calcext:value-type="float">
            <text:p>308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5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3" calcext:value-type="float">
            <text:p>308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54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4" calcext:value-type="float">
            <text:p>308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3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5" calcext:value-type="float">
            <text:p>308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6" calcext:value-type="float">
            <text:p>308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46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7" calcext:value-type="float">
            <text:p>308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8" calcext:value-type="float">
            <text:p>308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7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9" calcext:value-type="float">
            <text:p>308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0" calcext:value-type="float">
            <text:p>309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68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1" calcext:value-type="float">
            <text:p>309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44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2" calcext:value-type="float">
            <text:p>309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2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3" calcext:value-type="float">
            <text:p>309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4" calcext:value-type="float">
            <text:p>309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5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5" calcext:value-type="float">
            <text:p>309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6" calcext:value-type="float">
            <text:p>309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0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7" calcext:value-type="float">
            <text:p>309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8" calcext:value-type="float">
            <text:p>309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47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9" calcext:value-type="float">
            <text:p>309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0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0" calcext:value-type="float">
            <text:p>310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65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1" calcext:value-type="float">
            <text:p>310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9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2" calcext:value-type="float">
            <text:p>310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3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4" calcext:value-type="float">
            <text:p>310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6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5" calcext:value-type="float">
            <text:p>3105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6" calcext:value-type="float">
            <text:p>310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68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7" calcext:value-type="float">
            <text:p>310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5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8" calcext:value-type="float">
            <text:p>3108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9" calcext:value-type="float">
            <text:p>3109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0" calcext:value-type="float">
            <text:p>311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4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3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2" calcext:value-type="float">
            <text:p>311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46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4" calcext:value-type="float">
            <text:p>311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1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5" calcext:value-type="float">
            <text:p>311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39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6" calcext:value-type="float">
            <text:p>3116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7" calcext:value-type="float">
            <text:p>311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56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8" calcext:value-type="float">
            <text:p>311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9" calcext:value-type="float">
            <text:p>3119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0" calcext:value-type="float">
            <text:p>312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4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1" calcext:value-type="float">
            <text:p>3121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3" calcext:value-type="float">
            <text:p>312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5" calcext:value-type="float">
            <text:p>312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6" calcext:value-type="float">
            <text:p>312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5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7" calcext:value-type="float">
            <text:p>312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48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8" calcext:value-type="float">
            <text:p>312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9" calcext:value-type="float">
            <text:p>3129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53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0" calcext:value-type="float">
            <text:p>313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3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1" calcext:value-type="float">
            <text:p>3131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50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2" calcext:value-type="float">
            <text:p>313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47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3" calcext:value-type="float">
            <text:p>313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4" calcext:value-type="float">
            <text:p>313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68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5" calcext:value-type="float">
            <text:p>313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6" calcext:value-type="float">
            <text:p>313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0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7" calcext:value-type="float">
            <text:p>3137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58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8" calcext:value-type="float">
            <text:p>313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39" calcext:value-type="float">
            <text:p>3139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8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0" calcext:value-type="float">
            <text:p>314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1" calcext:value-type="float">
            <text:p>314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9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2" calcext:value-type="float">
            <text:p>314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3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3" calcext:value-type="float">
            <text:p>314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9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4" calcext:value-type="float">
            <text:p>3144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61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6" calcext:value-type="float">
            <text:p>3146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7" calcext:value-type="float">
            <text:p>3147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8" calcext:value-type="float">
            <text:p>314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58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1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0" calcext:value-type="float">
            <text:p>315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1" calcext:value-type="float">
            <text:p>315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56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2" calcext:value-type="float">
            <text:p>3152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3" calcext:value-type="float">
            <text:p>3153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7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4" calcext:value-type="float">
            <text:p>315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5" calcext:value-type="float">
            <text:p>3155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6" calcext:value-type="float">
            <text:p>3156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49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7" calcext:value-type="float">
            <text:p>315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5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8" calcext:value-type="float">
            <text:p>3158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63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9" calcext:value-type="float">
            <text:p>3159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38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0" calcext:value-type="float">
            <text:p>3160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1" calcext:value-type="float">
            <text:p>316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5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2" calcext:value-type="float">
            <text:p>316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66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3" calcext:value-type="float">
            <text:p>316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51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4" calcext:value-type="float">
            <text:p>316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5" calcext:value-type="float">
            <text:p>316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9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2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7" calcext:value-type="float">
            <text:p>3167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8" calcext:value-type="float">
            <text:p>316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60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9" calcext:value-type="float">
            <text:p>3169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0" calcext:value-type="float">
            <text:p>3170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49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1" calcext:value-type="float">
            <text:p>317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1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2" calcext:value-type="float">
            <text:p>317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5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3" calcext:value-type="float">
            <text:p>317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42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4" calcext:value-type="float">
            <text:p>317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5" calcext:value-type="float">
            <text:p>3175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6" calcext:value-type="float">
            <text:p>3176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8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7" calcext:value-type="float">
            <text:p>3177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9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8" calcext:value-type="float">
            <text:p>3178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6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9" calcext:value-type="float">
            <text:p>317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9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0" calcext:value-type="float">
            <text:p>3180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1" calcext:value-type="float">
            <text:p>318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2" calcext:value-type="float">
            <text:p>3182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4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3" calcext:value-type="float">
            <text:p>318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4" calcext:value-type="float">
            <text:p>3184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2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5" calcext:value-type="float">
            <text:p>3185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59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6" calcext:value-type="float">
            <text:p>3186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48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8" calcext:value-type="float">
            <text:p>3188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9" calcext:value-type="float">
            <text:p>318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6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0" calcext:value-type="float">
            <text:p>3190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91" calcext:value-type="float">
            <text:p>319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5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2" calcext:value-type="float">
            <text:p>3192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3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3" calcext:value-type="float">
            <text:p>3193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5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4" calcext:value-type="float">
            <text:p>3194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55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5" calcext:value-type="float">
            <text:p>3195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60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6" calcext:value-type="float">
            <text:p>3196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0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7" calcext:value-type="float">
            <text:p>3197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63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8" calcext:value-type="float">
            <text:p>3198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34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9" calcext:value-type="float">
            <text:p>319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0" calcext:value-type="float">
            <text:p>3200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7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1" calcext:value-type="float">
            <text:p>320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65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2" calcext:value-type="float">
            <text:p>320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3" calcext:value-type="float">
            <text:p>320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4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4" calcext:value-type="float">
            <text:p>320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5" calcext:value-type="float">
            <text:p>3205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6" calcext:value-type="float">
            <text:p>3206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7" calcext:value-type="float">
            <text:p>3207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9" calcext:value-type="float">
            <text:p>3209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0" calcext:value-type="float">
            <text:p>3210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1" calcext:value-type="float">
            <text:p>321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2" calcext:value-type="float">
            <text:p>3212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6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3" calcext:value-type="float">
            <text:p>3213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53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4" calcext:value-type="float">
            <text:p>3214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5" calcext:value-type="float">
            <text:p>3215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9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6" calcext:value-type="float">
            <text:p>3216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6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7" calcext:value-type="float">
            <text:p>321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61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8" calcext:value-type="float">
            <text:p>3218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57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9" calcext:value-type="float">
            <text:p>321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53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0" calcext:value-type="float">
            <text:p>3220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1" calcext:value-type="float">
            <text:p>3221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40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2" calcext:value-type="float">
            <text:p>3222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6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3" calcext:value-type="float">
            <text:p>3223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2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5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5" calcext:value-type="float">
            <text:p>3225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6" calcext:value-type="float">
            <text:p>3226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51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7" calcext:value-type="float">
            <text:p>3227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4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8" calcext:value-type="float">
            <text:p>3228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6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43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0" calcext:value-type="float">
            <text:p>3230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66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1" calcext:value-type="float">
            <text:p>323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2" calcext:value-type="float">
            <text:p>3232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3" calcext:value-type="float">
            <text:p>3233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7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4" calcext:value-type="float">
            <text:p>3234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5" calcext:value-type="float">
            <text:p>3235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6" calcext:value-type="float">
            <text:p>3236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51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7" calcext:value-type="float">
            <text:p>3237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57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8" calcext:value-type="float">
            <text:p>3238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5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9" calcext:value-type="float">
            <text:p>3239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0" calcext:value-type="float">
            <text:p>3240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39.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1" calcext:value-type="float">
            <text:p>3241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6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2" calcext:value-type="float">
            <text:p>324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3" calcext:value-type="float">
            <text:p>3243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5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4" calcext:value-type="float">
            <text:p>3244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0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5" calcext:value-type="float">
            <text:p>324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29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6" calcext:value-type="float">
            <text:p>3246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48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7" calcext:value-type="float">
            <text:p>3247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8" calcext:value-type="float">
            <text:p>324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2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49" calcext:value-type="float">
            <text:p>324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7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0" calcext:value-type="float">
            <text:p>325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45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3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2" calcext:value-type="float">
            <text:p>325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68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3" calcext:value-type="float">
            <text:p>3253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54" calcext:value-type="float">
            <text:p>325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55" calcext:value-type="float">
            <text:p>3255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56" calcext:value-type="float">
            <text:p>325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4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7" calcext:value-type="float">
            <text:p>325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4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8" calcext:value-type="float">
            <text:p>325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3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9" calcext:value-type="float">
            <text:p>325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2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0" calcext:value-type="float">
            <text:p>326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70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1" calcext:value-type="float">
            <text:p>326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2" calcext:value-type="float">
            <text:p>326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63" calcext:value-type="float">
            <text:p>326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61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4" calcext:value-type="float">
            <text:p>326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5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5" calcext:value-type="float">
            <text:p>326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66" calcext:value-type="float">
            <text:p>326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1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7" calcext:value-type="float">
            <text:p>326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69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8" calcext:value-type="float">
            <text:p>3268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69" calcext:value-type="float">
            <text:p>326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40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0" calcext:value-type="float">
            <text:p>3270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71" calcext:value-type="float">
            <text:p>327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7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3" calcext:value-type="float">
            <text:p>327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1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4" calcext:value-type="float">
            <text:p>327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5" calcext:value-type="float">
            <text:p>327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3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6" calcext:value-type="float">
            <text:p>327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77" calcext:value-type="float">
            <text:p>327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48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8" calcext:value-type="float">
            <text:p>327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2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9" calcext:value-type="float">
            <text:p>327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80" calcext:value-type="float">
            <text:p>328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81" calcext:value-type="float">
            <text:p>328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4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2" calcext:value-type="float">
            <text:p>328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48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3" calcext:value-type="float">
            <text:p>328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2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4" calcext:value-type="float">
            <text:p>328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5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5" calcext:value-type="float">
            <text:p>328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53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6" calcext:value-type="float">
            <text:p>328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57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7" calcext:value-type="float">
            <text:p>328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2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8" calcext:value-type="float">
            <text:p>328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89" calcext:value-type="float">
            <text:p>328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41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0" calcext:value-type="float">
            <text:p>329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45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1" calcext:value-type="float">
            <text:p>329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9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2" calcext:value-type="float">
            <text:p>329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1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4" calcext:value-type="float">
            <text:p>329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45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5" calcext:value-type="float">
            <text:p>329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4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6" calcext:value-type="float">
            <text:p>329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97" calcext:value-type="float">
            <text:p>32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5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8" calcext:value-type="float">
            <text:p>329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99" calcext:value-type="float">
            <text:p>329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2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0" calcext:value-type="float">
            <text:p>330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01" calcext:value-type="float">
            <text:p>330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45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2" calcext:value-type="float">
            <text:p>330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1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3" calcext:value-type="float">
            <text:p>330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68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4" calcext:value-type="float">
            <text:p>330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61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5" calcext:value-type="float">
            <text:p>330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06" calcext:value-type="float">
            <text:p>33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3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7" calcext:value-type="float">
            <text:p>330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6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8" calcext:value-type="float">
            <text:p>330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09" calcext:value-type="float">
            <text:p>330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0" calcext:value-type="float">
            <text:p>331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12" calcext:value-type="float">
            <text:p>3312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13" calcext:value-type="float">
            <text:p>331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6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4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5" calcext:value-type="float">
            <text:p>331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48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6" calcext:value-type="float">
            <text:p>331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4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8" calcext:value-type="float">
            <text:p>331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45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0" calcext:value-type="float">
            <text:p>332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1" calcext:value-type="float">
            <text:p>3321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3" calcext:value-type="float">
            <text:p>3323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3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4" calcext:value-type="float">
            <text:p>3324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5" calcext:value-type="float">
            <text:p>332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7" calcext:value-type="float">
            <text:p>3327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8" calcext:value-type="float">
            <text:p>332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9" calcext:value-type="float">
            <text:p>3329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3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0" calcext:value-type="float">
            <text:p>333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6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1" calcext:value-type="float">
            <text:p>333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2" calcext:value-type="float">
            <text:p>3332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54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3" calcext:value-type="float">
            <text:p>333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1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4" calcext:value-type="float">
            <text:p>333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51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46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6" calcext:value-type="float">
            <text:p>333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4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7" calcext:value-type="float">
            <text:p>333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70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8" calcext:value-type="float">
            <text:p>333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75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9" calcext:value-type="float">
            <text:p>333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1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0" calcext:value-type="float">
            <text:p>334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59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1" calcext:value-type="float">
            <text:p>334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42" calcext:value-type="float">
            <text:p>3342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9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3" calcext:value-type="float">
            <text:p>334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52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4" calcext:value-type="float">
            <text:p>334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5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5" calcext:value-type="float">
            <text:p>334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6" calcext:value-type="float">
            <text:p>334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48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7" calcext:value-type="float">
            <text:p>3347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48" calcext:value-type="float">
            <text:p>3348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59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50" calcext:value-type="float">
            <text:p>335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38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1" calcext:value-type="float">
            <text:p>335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59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2" calcext:value-type="float">
            <text:p>335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2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3" calcext:value-type="float">
            <text:p>3353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33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4" calcext:value-type="float">
            <text:p>3354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54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5" calcext:value-type="float">
            <text:p>3355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58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7" calcext:value-type="float">
            <text:p>335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69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8" calcext:value-type="float">
            <text:p>3358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59" calcext:value-type="float">
            <text:p>335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3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0" calcext:value-type="float">
            <text:p>336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6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1" calcext:value-type="float">
            <text:p>336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62" calcext:value-type="float">
            <text:p>336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34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3" calcext:value-type="float">
            <text:p>336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64" calcext:value-type="float">
            <text:p>336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0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5" calcext:value-type="float">
            <text:p>3365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65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6" calcext:value-type="float">
            <text:p>336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53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7" calcext:value-type="float">
            <text:p>336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56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8" calcext:value-type="float">
            <text:p>336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4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9" calcext:value-type="float">
            <text:p>336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8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1" calcext:value-type="float">
            <text:p>337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5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2" calcext:value-type="float">
            <text:p>3372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3" calcext:value-type="float">
            <text:p>337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50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4" calcext:value-type="float">
            <text:p>337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5" calcext:value-type="float">
            <text:p>337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6" calcext:value-type="float">
            <text:p>3376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46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8" calcext:value-type="float">
            <text:p>3378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9" calcext:value-type="float">
            <text:p>337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0" calcext:value-type="float">
            <text:p>3380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60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1" calcext:value-type="float">
            <text:p>338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2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2" calcext:value-type="float">
            <text:p>338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52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3" calcext:value-type="float">
            <text:p>3383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84" calcext:value-type="float">
            <text:p>338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5" calcext:value-type="float">
            <text:p>338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2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6" calcext:value-type="float">
            <text:p>3386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87" calcext:value-type="float">
            <text:p>3387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2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8" calcext:value-type="float">
            <text:p>3388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58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9" calcext:value-type="float">
            <text:p>3389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5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0" calcext:value-type="float">
            <text:p>3390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91" calcext:value-type="float">
            <text:p>3391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9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1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3" calcext:value-type="float">
            <text:p>339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94" calcext:value-type="float">
            <text:p>339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5" calcext:value-type="float">
            <text:p>3395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5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7" calcext:value-type="float">
            <text:p>3397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54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61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4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0" calcext:value-type="float">
            <text:p>3400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01" calcext:value-type="float">
            <text:p>340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02" calcext:value-type="float">
            <text:p>340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26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3" calcext:value-type="float">
            <text:p>3403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59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4" calcext:value-type="float">
            <text:p>3404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68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5" calcext:value-type="float">
            <text:p>3405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8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6" calcext:value-type="float">
            <text:p>3406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3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7" calcext:value-type="float">
            <text:p>3407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08" calcext:value-type="float">
            <text:p>3408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09" calcext:value-type="float">
            <text:p>3409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1" calcext:value-type="float">
            <text:p>3411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3" calcext:value-type="float">
            <text:p>3413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4" calcext:value-type="float">
            <text:p>3414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5" calcext:value-type="float">
            <text:p>3415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5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6" calcext:value-type="float">
            <text:p>3416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57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8" calcext:value-type="float">
            <text:p>3418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7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0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0" calcext:value-type="float">
            <text:p>3420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59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59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2" calcext:value-type="float">
            <text:p>3422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46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28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5" calcext:value-type="float">
            <text:p>342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26" calcext:value-type="float">
            <text:p>3426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3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7" calcext:value-type="float">
            <text:p>3427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4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8" calcext:value-type="float">
            <text:p>3428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29" calcext:value-type="float">
            <text:p>3429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0" calcext:value-type="float">
            <text:p>3430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5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2" calcext:value-type="float">
            <text:p>343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40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3" calcext:value-type="float">
            <text:p>3433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67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0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5" calcext:value-type="float">
            <text:p>3435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36" calcext:value-type="float">
            <text:p>3436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8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7" calcext:value-type="float">
            <text:p>3437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38" calcext:value-type="float">
            <text:p>3438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39" calcext:value-type="float">
            <text:p>3439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45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58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1" calcext:value-type="float">
            <text:p>344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3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2" calcext:value-type="float">
            <text:p>3442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43" calcext:value-type="float">
            <text:p>3443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40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4" calcext:value-type="float">
            <text:p>3444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1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5" calcext:value-type="float">
            <text:p>3445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46" calcext:value-type="float">
            <text:p>344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40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7" calcext:value-type="float">
            <text:p>344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0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8" calcext:value-type="float">
            <text:p>3448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38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9" calcext:value-type="float">
            <text:p>344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43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0" calcext:value-type="float">
            <text:p>3450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7.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1" calcext:value-type="float">
            <text:p>34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6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2" calcext:value-type="float">
            <text:p>345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5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3" calcext:value-type="float">
            <text:p>345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46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4" calcext:value-type="float">
            <text:p>345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2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5" calcext:value-type="float">
            <text:p>345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0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6" calcext:value-type="float">
            <text:p>3456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7" calcext:value-type="float">
            <text:p>345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8" calcext:value-type="float">
            <text:p>3458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9" calcext:value-type="float">
            <text:p>345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2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0" calcext:value-type="float">
            <text:p>346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60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1" calcext:value-type="float">
            <text:p>346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2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2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3" calcext:value-type="float">
            <text:p>346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72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4" calcext:value-type="float">
            <text:p>34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51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5" calcext:value-type="float">
            <text:p>346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6" calcext:value-type="float">
            <text:p>346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62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7" calcext:value-type="float">
            <text:p>346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3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8" calcext:value-type="float">
            <text:p>346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9" calcext:value-type="float">
            <text:p>346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5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0" calcext:value-type="float">
            <text:p>347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69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48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3" calcext:value-type="float">
            <text:p>3473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4" calcext:value-type="float">
            <text:p>347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5" calcext:value-type="float">
            <text:p>347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6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6" calcext:value-type="float">
            <text:p>347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0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7" calcext:value-type="float">
            <text:p>347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8" calcext:value-type="float">
            <text:p>347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3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9" calcext:value-type="float">
            <text:p>347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0" calcext:value-type="float">
            <text:p>348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6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2" calcext:value-type="float">
            <text:p>348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4" calcext:value-type="float">
            <text:p>348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5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5" calcext:value-type="float">
            <text:p>348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0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6" calcext:value-type="float">
            <text:p>348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4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7" calcext:value-type="float">
            <text:p>348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3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8" calcext:value-type="float">
            <text:p>348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60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0" calcext:value-type="float">
            <text:p>349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1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1" calcext:value-type="float">
            <text:p>349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2" calcext:value-type="float">
            <text:p>349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48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3" calcext:value-type="float">
            <text:p>349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43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4" calcext:value-type="float">
            <text:p>349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8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5" calcext:value-type="float">
            <text:p>349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6" calcext:value-type="float">
            <text:p>349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2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7" calcext:value-type="float">
            <text:p>34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50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8" calcext:value-type="float">
            <text:p>349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3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9" calcext:value-type="float">
            <text:p>3499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5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1" calcext:value-type="float">
            <text:p>350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2" calcext:value-type="float">
            <text:p>350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6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3" calcext:value-type="float">
            <text:p>350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9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5" calcext:value-type="float">
            <text:p>350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3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6" calcext:value-type="float">
            <text:p>350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70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7" calcext:value-type="float">
            <text:p>350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8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8" calcext:value-type="float">
            <text:p>350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9" calcext:value-type="float">
            <text:p>350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2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0" calcext:value-type="float">
            <text:p>351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59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2" calcext:value-type="float">
            <text:p>3512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69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3" calcext:value-type="float">
            <text:p>351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1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4" calcext:value-type="float">
            <text:p>3514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5" calcext:value-type="float">
            <text:p>3515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6" calcext:value-type="float">
            <text:p>351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7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6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8" calcext:value-type="float">
            <text:p>351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47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9" calcext:value-type="float">
            <text:p>3519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1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0" calcext:value-type="float">
            <text:p>352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4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1" calcext:value-type="float">
            <text:p>352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4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2" calcext:value-type="float">
            <text:p>3522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51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4" calcext:value-type="float">
            <text:p>352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6" calcext:value-type="float">
            <text:p>352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3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7" calcext:value-type="float">
            <text:p>3527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8" calcext:value-type="float">
            <text:p>352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48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9" calcext:value-type="float">
            <text:p>3529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0" calcext:value-type="float">
            <text:p>353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1" calcext:value-type="float">
            <text:p>353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2" calcext:value-type="float">
            <text:p>353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8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3" calcext:value-type="float">
            <text:p>353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60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4" calcext:value-type="float">
            <text:p>353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3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5" calcext:value-type="float">
            <text:p>353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60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6" calcext:value-type="float">
            <text:p>353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40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7" calcext:value-type="float">
            <text:p>3537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47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9" calcext:value-type="float">
            <text:p>3539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4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0" calcext:value-type="float">
            <text:p>354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70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74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2" calcext:value-type="float">
            <text:p>3542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3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3" calcext:value-type="float">
            <text:p>3543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4" calcext:value-type="float">
            <text:p>354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58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5" calcext:value-type="float">
            <text:p>354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9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48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7" calcext:value-type="float">
            <text:p>3547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58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8" calcext:value-type="float">
            <text:p>3548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4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9" calcext:value-type="float">
            <text:p>354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56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0" calcext:value-type="float">
            <text:p>3550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1" calcext:value-type="float">
            <text:p>355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60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2" calcext:value-type="float">
            <text:p>355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46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3" calcext:value-type="float">
            <text:p>3553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4" calcext:value-type="float">
            <text:p>355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59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5" calcext:value-type="float">
            <text:p>355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1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6" calcext:value-type="float">
            <text:p>3556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4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7" calcext:value-type="float">
            <text:p>3557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56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8" calcext:value-type="float">
            <text:p>3558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9" calcext:value-type="float">
            <text:p>355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62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0" calcext:value-type="float">
            <text:p>356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70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1" calcext:value-type="float">
            <text:p>3561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2" calcext:value-type="float">
            <text:p>356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2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3" calcext:value-type="float">
            <text:p>356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0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4" calcext:value-type="float">
            <text:p>3564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5" calcext:value-type="float">
            <text:p>356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34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6" calcext:value-type="float">
            <text:p>3566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7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8" calcext:value-type="float">
            <text:p>3568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66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9" calcext:value-type="float">
            <text:p>3569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53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0" calcext:value-type="float">
            <text:p>357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61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1" calcext:value-type="float">
            <text:p>357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6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2" calcext:value-type="float">
            <text:p>3572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4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3" calcext:value-type="float">
            <text:p>3573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4" calcext:value-type="float">
            <text:p>3574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3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5" calcext:value-type="float">
            <text:p>3575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6" calcext:value-type="float">
            <text:p>357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53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7" calcext:value-type="float">
            <text:p>3577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6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8" calcext:value-type="float">
            <text:p>3578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2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41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0" calcext:value-type="float">
            <text:p>3580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44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1" calcext:value-type="float">
            <text:p>3581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2" calcext:value-type="float">
            <text:p>358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7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3" calcext:value-type="float">
            <text:p>3583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64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4" calcext:value-type="float">
            <text:p>358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6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5" calcext:value-type="float">
            <text:p>3585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53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6" calcext:value-type="float">
            <text:p>3586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7" calcext:value-type="float">
            <text:p>3587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75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3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9" calcext:value-type="float">
            <text:p>3589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0" calcext:value-type="float">
            <text:p>3590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64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2" calcext:value-type="float">
            <text:p>3592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8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3" calcext:value-type="float">
            <text:p>3593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4" calcext:value-type="float">
            <text:p>3594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6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5" calcext:value-type="float">
            <text:p>3595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5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6" calcext:value-type="float">
            <text:p>3596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7" calcext:value-type="float">
            <text:p>359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7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8" calcext:value-type="float">
            <text:p>3598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4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9" calcext:value-type="float">
            <text:p>3599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7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55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1" calcext:value-type="float">
            <text:p>360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2" calcext:value-type="float">
            <text:p>3602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7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3" calcext:value-type="float">
            <text:p>3603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4" calcext:value-type="float">
            <text:p>3604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05" calcext:value-type="float">
            <text:p>3605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34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6" calcext:value-type="float">
            <text:p>3606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0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7" calcext:value-type="float">
            <text:p>360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8" calcext:value-type="float">
            <text:p>3608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5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1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0" calcext:value-type="float">
            <text:p>3610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1" calcext:value-type="float">
            <text:p>3611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5" calcext:value-type="float">
            <text:p>3615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6" calcext:value-type="float">
            <text:p>3616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7" calcext:value-type="float">
            <text:p>3617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8" calcext:value-type="float">
            <text:p>3618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6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9" calcext:value-type="float">
            <text:p>3619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51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0" calcext:value-type="float">
            <text:p>3620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1" calcext:value-type="float">
            <text:p>3621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0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2" calcext:value-type="float">
            <text:p>3622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3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3" calcext:value-type="float">
            <text:p>3623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63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4" calcext:value-type="float">
            <text:p>3624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61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5" calcext:value-type="float">
            <text:p>3625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6" calcext:value-type="float">
            <text:p>362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7" calcext:value-type="float">
            <text:p>3627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28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8" calcext:value-type="float">
            <text:p>3628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3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9" calcext:value-type="float">
            <text:p>3629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2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4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1" calcext:value-type="float">
            <text:p>363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2" calcext:value-type="float">
            <text:p>3632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58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3" calcext:value-type="float">
            <text:p>3633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3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4" calcext:value-type="float">
            <text:p>363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3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45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6" calcext:value-type="float">
            <text:p>363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67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7" calcext:value-type="float">
            <text:p>3637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59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8" calcext:value-type="float">
            <text:p>3638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43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0" calcext:value-type="float">
            <text:p>3640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1" calcext:value-type="float">
            <text:p>3641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61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2" calcext:value-type="float">
            <text:p>3642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41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3" calcext:value-type="float">
            <text:p>3643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52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4" calcext:value-type="float">
            <text:p>3644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6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5" calcext:value-type="float">
            <text:p>3645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6" calcext:value-type="float">
            <text:p>3646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43.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7" calcext:value-type="float">
            <text:p>3647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3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9" calcext:value-type="float">
            <text:p>3649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0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0" calcext:value-type="float">
            <text:p>365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1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32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2" calcext:value-type="float">
            <text:p>3652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39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3" calcext:value-type="float">
            <text:p>3653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6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4" calcext:value-type="float">
            <text:p>365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6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5" calcext:value-type="float">
            <text:p>365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8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6" calcext:value-type="float">
            <text:p>365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0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8" calcext:value-type="float">
            <text:p>365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1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9" calcext:value-type="float">
            <text:p>3659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60" calcext:value-type="float">
            <text:p>366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61" calcext:value-type="float">
            <text:p>3661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62" calcext:value-type="float">
            <text:p>366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3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3" calcext:value-type="float">
            <text:p>366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57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4" calcext:value-type="float">
            <text:p>366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50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5" calcext:value-type="float">
            <text:p>366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1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6" calcext:value-type="float">
            <text:p>366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7" calcext:value-type="float">
            <text:p>366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51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8" calcext:value-type="float">
            <text:p>366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69" calcext:value-type="float">
            <text:p>366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0" calcext:value-type="float">
            <text:p>367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1" calcext:value-type="float">
            <text:p>367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2" calcext:value-type="float">
            <text:p>367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2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68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4" calcext:value-type="float">
            <text:p>3674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5" calcext:value-type="float">
            <text:p>367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58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6" calcext:value-type="float">
            <text:p>3676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7" calcext:value-type="float">
            <text:p>367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8" calcext:value-type="float">
            <text:p>367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9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9" calcext:value-type="float">
            <text:p>367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8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0" calcext:value-type="float">
            <text:p>368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34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1" calcext:value-type="float">
            <text:p>368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1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2" calcext:value-type="float">
            <text:p>368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83" calcext:value-type="float">
            <text:p>368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4" calcext:value-type="float">
            <text:p>368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9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5" calcext:value-type="float">
            <text:p>368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37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6" calcext:value-type="float">
            <text:p>368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87" calcext:value-type="float">
            <text:p>368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51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8" calcext:value-type="float">
            <text:p>368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2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9" calcext:value-type="float">
            <text:p>368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1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0" calcext:value-type="float">
            <text:p>369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4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1" calcext:value-type="float">
            <text:p>369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51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2" calcext:value-type="float">
            <text:p>369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62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3" calcext:value-type="float">
            <text:p>369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59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9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5" calcext:value-type="float">
            <text:p>3695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5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6" calcext:value-type="float">
            <text:p>369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97" calcext:value-type="float">
            <text:p>369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8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8" calcext:value-type="float">
            <text:p>369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99" calcext:value-type="float">
            <text:p>369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1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0" calcext:value-type="float">
            <text:p>370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52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1" calcext:value-type="float">
            <text:p>3701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55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2" calcext:value-type="float">
            <text:p>370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03" calcext:value-type="float">
            <text:p>370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6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4" calcext:value-type="float">
            <text:p>370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05" calcext:value-type="float">
            <text:p>370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4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6" calcext:value-type="float">
            <text:p>370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40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8" calcext:value-type="float">
            <text:p>370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2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9" calcext:value-type="float">
            <text:p>3709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0" calcext:value-type="float">
            <text:p>371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61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1" calcext:value-type="float">
            <text:p>371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12" calcext:value-type="float">
            <text:p>371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65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3" calcext:value-type="float">
            <text:p>371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60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4" calcext:value-type="float">
            <text:p>371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42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68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6" calcext:value-type="float">
            <text:p>371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3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7" calcext:value-type="float">
            <text:p>3717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18" calcext:value-type="float">
            <text:p>3718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19" calcext:value-type="float">
            <text:p>3719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8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0" calcext:value-type="float">
            <text:p>372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6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1" calcext:value-type="float">
            <text:p>372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47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2" calcext:value-type="float">
            <text:p>372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9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3" calcext:value-type="float">
            <text:p>372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6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4" calcext:value-type="float">
            <text:p>372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5" calcext:value-type="float">
            <text:p>3725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6" calcext:value-type="float">
            <text:p>372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54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7" calcext:value-type="float">
            <text:p>372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8" calcext:value-type="float">
            <text:p>3728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9" calcext:value-type="float">
            <text:p>372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66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0" calcext:value-type="float">
            <text:p>3730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1" calcext:value-type="float">
            <text:p>373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52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2" calcext:value-type="float">
            <text:p>373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3" calcext:value-type="float">
            <text:p>3733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4" calcext:value-type="float">
            <text:p>3734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5" calcext:value-type="float">
            <text:p>3735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6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9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7" calcext:value-type="float">
            <text:p>3737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8" calcext:value-type="float">
            <text:p>373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38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0" calcext:value-type="float">
            <text:p>374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53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1" calcext:value-type="float">
            <text:p>374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42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2" calcext:value-type="float">
            <text:p>374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43" calcext:value-type="float">
            <text:p>3743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69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4" calcext:value-type="float">
            <text:p>3744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69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6" calcext:value-type="float">
            <text:p>374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5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7" calcext:value-type="float">
            <text:p>374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48" calcext:value-type="float">
            <text:p>374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7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46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0" calcext:value-type="float">
            <text:p>375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60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1" calcext:value-type="float">
            <text:p>375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6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2" calcext:value-type="float">
            <text:p>375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3" calcext:value-type="float">
            <text:p>3753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54" calcext:value-type="float">
            <text:p>3754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55" calcext:value-type="float">
            <text:p>375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48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6" calcext:value-type="float">
            <text:p>375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8" calcext:value-type="float">
            <text:p>3758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51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9" calcext:value-type="float">
            <text:p>375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1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0" calcext:value-type="float">
            <text:p>376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5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1" calcext:value-type="float">
            <text:p>3761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62" calcext:value-type="float">
            <text:p>376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63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3" calcext:value-type="float">
            <text:p>376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72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4" calcext:value-type="float">
            <text:p>3764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65" calcext:value-type="float">
            <text:p>376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2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6" calcext:value-type="float">
            <text:p>3766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0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7" calcext:value-type="float">
            <text:p>3767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3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8" calcext:value-type="float">
            <text:p>376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33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9" calcext:value-type="float">
            <text:p>376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70" calcext:value-type="float">
            <text:p>377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4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1" calcext:value-type="float">
            <text:p>3771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69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2" calcext:value-type="float">
            <text:p>377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3" calcext:value-type="float">
            <text:p>377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58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4" calcext:value-type="float">
            <text:p>377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3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5" calcext:value-type="float">
            <text:p>377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5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77" calcext:value-type="float">
            <text:p>377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6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79" calcext:value-type="float">
            <text:p>377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54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0" calcext:value-type="float">
            <text:p>3780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6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1" calcext:value-type="float">
            <text:p>378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6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2" calcext:value-type="float">
            <text:p>3782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44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3" calcext:value-type="float">
            <text:p>3783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48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4" calcext:value-type="float">
            <text:p>3784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85" calcext:value-type="float">
            <text:p>3785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49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6" calcext:value-type="float">
            <text:p>3786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58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7" calcext:value-type="float">
            <text:p>3787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51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8" calcext:value-type="float">
            <text:p>3788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52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9" calcext:value-type="float">
            <text:p>3789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90" calcext:value-type="float">
            <text:p>3790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74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1" calcext:value-type="float">
            <text:p>379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73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2" calcext:value-type="float">
            <text:p>379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93" calcext:value-type="float">
            <text:p>3793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3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4" calcext:value-type="float">
            <text:p>3794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62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5" calcext:value-type="float">
            <text:p>379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4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6" calcext:value-type="float">
            <text:p>3796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97" calcext:value-type="float">
            <text:p>3797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5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8" calcext:value-type="float">
            <text:p>3798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62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01" calcext:value-type="float">
            <text:p>380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4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2" calcext:value-type="float">
            <text:p>380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56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3" calcext:value-type="float">
            <text:p>3803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58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4" calcext:value-type="float">
            <text:p>3804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05" calcext:value-type="float">
            <text:p>3805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9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6" calcext:value-type="float">
            <text:p>3806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07" calcext:value-type="float">
            <text:p>380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09" calcext:value-type="float">
            <text:p>3809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1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0" calcext:value-type="float">
            <text:p>3810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72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1" calcext:value-type="float">
            <text:p>381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5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2" calcext:value-type="float">
            <text:p>3812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5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3" calcext:value-type="float">
            <text:p>3813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4" calcext:value-type="float">
            <text:p>3814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5" calcext:value-type="float">
            <text:p>3815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6" calcext:value-type="float">
            <text:p>3816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7" calcext:value-type="float">
            <text:p>3817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8" calcext:value-type="float">
            <text:p>3818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9" calcext:value-type="float">
            <text:p>3819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1" calcext:value-type="float">
            <text:p>382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7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2" calcext:value-type="float">
            <text:p>3822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59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3" calcext:value-type="float">
            <text:p>3823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4" calcext:value-type="float">
            <text:p>3824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43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5" calcext:value-type="float">
            <text:p>382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3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6" calcext:value-type="float">
            <text:p>3826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62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7" calcext:value-type="float">
            <text:p>3827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62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8" calcext:value-type="float">
            <text:p>3828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9" calcext:value-type="float">
            <text:p>382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30" calcext:value-type="float">
            <text:p>383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31" calcext:value-type="float">
            <text:p>383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2" calcext:value-type="float">
            <text:p>3832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3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3" calcext:value-type="float">
            <text:p>383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5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4" calcext:value-type="float">
            <text:p>383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35" calcext:value-type="float">
            <text:p>383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36" calcext:value-type="float">
            <text:p>3836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4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7" calcext:value-type="float">
            <text:p>383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4.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8" calcext:value-type="float">
            <text:p>383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4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9" calcext:value-type="float">
            <text:p>3839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70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0" calcext:value-type="float">
            <text:p>3840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60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42" calcext:value-type="float">
            <text:p>3842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40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3" calcext:value-type="float">
            <text:p>3843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44" calcext:value-type="float">
            <text:p>384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45" calcext:value-type="float">
            <text:p>384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47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6" calcext:value-type="float">
            <text:p>384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46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7" calcext:value-type="float">
            <text:p>3847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1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8" calcext:value-type="float">
            <text:p>3848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49" calcext:value-type="float">
            <text:p>3849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46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3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1" calcext:value-type="float">
            <text:p>3851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52" calcext:value-type="float">
            <text:p>385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0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3" calcext:value-type="float">
            <text:p>385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4" calcext:value-type="float">
            <text:p>3854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30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5" calcext:value-type="float">
            <text:p>3855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40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6" calcext:value-type="float">
            <text:p>3856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6.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7" calcext:value-type="float">
            <text:p>385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8" calcext:value-type="float">
            <text:p>385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8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9" calcext:value-type="float">
            <text:p>385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48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0" calcext:value-type="float">
            <text:p>386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0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1" calcext:value-type="float">
            <text:p>38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0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2" calcext:value-type="float">
            <text:p>3862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4" calcext:value-type="float">
            <text:p>3864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5" calcext:value-type="float">
            <text:p>386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4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6" calcext:value-type="float">
            <text:p>386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59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7" calcext:value-type="float">
            <text:p>386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46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8" calcext:value-type="float">
            <text:p>386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72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9" calcext:value-type="float">
            <text:p>386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72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0" calcext:value-type="float">
            <text:p>387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51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1" calcext:value-type="float">
            <text:p>387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2" calcext:value-type="float">
            <text:p>387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62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3" calcext:value-type="float">
            <text:p>387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48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4" calcext:value-type="float">
            <text:p>387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5" calcext:value-type="float">
            <text:p>387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55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6" calcext:value-type="float">
            <text:p>387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68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7" calcext:value-type="float">
            <text:p>3877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8" calcext:value-type="float">
            <text:p>387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52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9" calcext:value-type="float">
            <text:p>3879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0" calcext:value-type="float">
            <text:p>388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1" calcext:value-type="float">
            <text:p>38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57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2" calcext:value-type="float">
            <text:p>388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56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3" calcext:value-type="float">
            <text:p>388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34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63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5" calcext:value-type="float">
            <text:p>388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6" calcext:value-type="float">
            <text:p>38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7" calcext:value-type="float">
            <text:p>388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47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37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9" calcext:value-type="float">
            <text:p>388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0" calcext:value-type="float">
            <text:p>389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48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1" calcext:value-type="float">
            <text:p>389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50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2" calcext:value-type="float">
            <text:p>389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72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3" calcext:value-type="float">
            <text:p>389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62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4" calcext:value-type="float">
            <text:p>389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51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5" calcext:value-type="float">
            <text:p>389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61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6" calcext:value-type="float">
            <text:p>389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61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7" calcext:value-type="float">
            <text:p>3897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42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8" calcext:value-type="float">
            <text:p>38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51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9" calcext:value-type="float">
            <text:p>389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43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58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1" calcext:value-type="float">
            <text:p>390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2" calcext:value-type="float">
            <text:p>390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71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52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4" calcext:value-type="float">
            <text:p>390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6" calcext:value-type="float">
            <text:p>390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76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08" calcext:value-type="float">
            <text:p>390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56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9" calcext:value-type="float">
            <text:p>390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0" calcext:value-type="float">
            <text:p>391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41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1" calcext:value-type="float">
            <text:p>391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63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2" calcext:value-type="float">
            <text:p>391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67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3" calcext:value-type="float">
            <text:p>391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59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4" calcext:value-type="float">
            <text:p>391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5" calcext:value-type="float">
            <text:p>3915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6" calcext:value-type="float">
            <text:p>391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60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7" calcext:value-type="float">
            <text:p>3917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43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8" calcext:value-type="float">
            <text:p>391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69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9" calcext:value-type="float">
            <text:p>391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41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0" calcext:value-type="float">
            <text:p>3920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1" calcext:value-type="float">
            <text:p>3921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2" calcext:value-type="float">
            <text:p>3922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78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3" calcext:value-type="float">
            <text:p>392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66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4" calcext:value-type="float">
            <text:p>392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48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5" calcext:value-type="float">
            <text:p>392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47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46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7" calcext:value-type="float">
            <text:p>392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1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8" calcext:value-type="float">
            <text:p>3928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9" calcext:value-type="float">
            <text:p>3929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55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0" calcext:value-type="float">
            <text:p>393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1" calcext:value-type="float">
            <text:p>3931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2" calcext:value-type="float">
            <text:p>393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3" calcext:value-type="float">
            <text:p>3933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4" calcext:value-type="float">
            <text:p>3934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49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5" calcext:value-type="float">
            <text:p>393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6" calcext:value-type="float">
            <text:p>393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7" calcext:value-type="float">
            <text:p>3937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8" calcext:value-type="float">
            <text:p>393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7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9" calcext:value-type="float">
            <text:p>393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59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0" calcext:value-type="float">
            <text:p>394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55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1" calcext:value-type="float">
            <text:p>394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2" calcext:value-type="float">
            <text:p>394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35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3" calcext:value-type="float">
            <text:p>394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52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4" calcext:value-type="float">
            <text:p>394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46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5" calcext:value-type="float">
            <text:p>394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47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6" calcext:value-type="float">
            <text:p>394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70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8" calcext:value-type="float">
            <text:p>394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71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9" calcext:value-type="float">
            <text:p>3949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63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0" calcext:value-type="float">
            <text:p>395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58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1" calcext:value-type="float">
            <text:p>395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58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2" calcext:value-type="float">
            <text:p>3952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46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3" calcext:value-type="float">
            <text:p>3953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60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4" calcext:value-type="float">
            <text:p>395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45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5" calcext:value-type="float">
            <text:p>395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55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6" calcext:value-type="float">
            <text:p>3956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7" calcext:value-type="float">
            <text:p>395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8" calcext:value-type="float">
            <text:p>3958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48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9" calcext:value-type="float">
            <text:p>3959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36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59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1" calcext:value-type="float">
            <text:p>396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47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2" calcext:value-type="float">
            <text:p>3962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45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3" calcext:value-type="float">
            <text:p>3963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5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4" calcext:value-type="float">
            <text:p>3964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62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6" calcext:value-type="float">
            <text:p>396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72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7" calcext:value-type="float">
            <text:p>3967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51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9" calcext:value-type="float">
            <text:p>396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41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0" calcext:value-type="float">
            <text:p>397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53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1" calcext:value-type="float">
            <text:p>397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35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2" calcext:value-type="float">
            <text:p>397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3" calcext:value-type="float">
            <text:p>397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47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4" calcext:value-type="float">
            <text:p>3974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67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5" calcext:value-type="float">
            <text:p>397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50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6" calcext:value-type="float">
            <text:p>397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7" calcext:value-type="float">
            <text:p>3977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43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8" calcext:value-type="float">
            <text:p>397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64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9" calcext:value-type="float">
            <text:p>3979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0" calcext:value-type="float">
            <text:p>3980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56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1" calcext:value-type="float">
            <text:p>3981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2" calcext:value-type="float">
            <text:p>3982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54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3" calcext:value-type="float">
            <text:p>3983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55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4" calcext:value-type="float">
            <text:p>398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46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5" calcext:value-type="float">
            <text:p>398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43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6" calcext:value-type="float">
            <text:p>3986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45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7" calcext:value-type="float">
            <text:p>3987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8" calcext:value-type="float">
            <text:p>398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51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61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0" calcext:value-type="float">
            <text:p>3990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49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1" calcext:value-type="float">
            <text:p>399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47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2" calcext:value-type="float">
            <text:p>3992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3" calcext:value-type="float">
            <text:p>3993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7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4" calcext:value-type="float">
            <text:p>3994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5" calcext:value-type="float">
            <text:p>399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6" calcext:value-type="float">
            <text:p>3996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44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7" calcext:value-type="float">
            <text:p>399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62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8" calcext:value-type="float">
            <text:p>399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56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9" calcext:value-type="float">
            <text:p>3999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number-columns-repeated="2" office:value-type="string" calcext:value-type="string">
            <text:p>45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1" calcext:value-type="float">
            <text:p>4001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2" calcext:value-type="float">
            <text:p>4002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3" calcext:value-type="float">
            <text:p>4003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56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4" calcext:value-type="float">
            <text:p>4004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74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5" calcext:value-type="float">
            <text:p>4005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6" calcext:value-type="float">
            <text:p>4006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60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7" calcext:value-type="float">
            <text:p>4007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61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8" calcext:value-type="float">
            <text:p>4008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59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9" calcext:value-type="float">
            <text:p>4009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1" calcext:value-type="float">
            <text:p>401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34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2" calcext:value-type="float">
            <text:p>401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61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3" calcext:value-type="float">
            <text:p>4013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71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4" calcext:value-type="float">
            <text:p>4014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55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5" calcext:value-type="float">
            <text:p>4015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3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6" calcext:value-type="float">
            <text:p>4016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7" calcext:value-type="float">
            <text:p>4017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8" calcext:value-type="float">
            <text:p>4018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9" calcext:value-type="float">
            <text:p>4019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0" calcext:value-type="float">
            <text:p>4020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1" calcext:value-type="float">
            <text:p>402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2" calcext:value-type="float">
            <text:p>4022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3" calcext:value-type="float">
            <text:p>4023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4" calcext:value-type="float">
            <text:p>4024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49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5" calcext:value-type="float">
            <text:p>402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57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6" calcext:value-type="float">
            <text:p>4026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7" calcext:value-type="float">
            <text:p>4027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39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8" calcext:value-type="float">
            <text:p>4028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63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9" calcext:value-type="float">
            <text:p>4029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62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0" calcext:value-type="float">
            <text:p>4030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63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2" calcext:value-type="float">
            <text:p>4032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3" calcext:value-type="float">
            <text:p>4033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28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4" calcext:value-type="float">
            <text:p>4034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43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5" calcext:value-type="float">
            <text:p>4035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73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6" calcext:value-type="float">
            <text:p>4036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75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8" calcext:value-type="float">
            <text:p>4038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55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9" calcext:value-type="float">
            <text:p>4039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64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0" calcext:value-type="float">
            <text:p>4040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4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1" calcext:value-type="float">
            <text:p>404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44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2" calcext:value-type="float">
            <text:p>4042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69.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3" calcext:value-type="float">
            <text:p>404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4" calcext:value-type="float">
            <text:p>4044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5" calcext:value-type="float">
            <text:p>404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41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6" calcext:value-type="float">
            <text:p>4046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7" calcext:value-type="float">
            <text:p>4047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61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8" calcext:value-type="float">
            <text:p>4048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43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9" calcext:value-type="float">
            <text:p>4049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51.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0" calcext:value-type="float">
            <text:p>4050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51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1" calcext:value-type="float">
            <text:p>4051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45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3" calcext:value-type="float">
            <text:p>4053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64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4" calcext:value-type="float">
            <text:p>4054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5" calcext:value-type="float">
            <text:p>4055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50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6" calcext:value-type="float">
            <text:p>405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53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7" calcext:value-type="float">
            <text:p>4057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35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8" calcext:value-type="float">
            <text:p>4058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37.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9" calcext:value-type="float">
            <text:p>4059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60" calcext:value-type="float">
            <text:p>406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1" calcext:value-type="float">
            <text:p>406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2" calcext:value-type="float">
            <text:p>406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3" calcext:value-type="float">
            <text:p>406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4" calcext:value-type="float">
            <text:p>406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5" calcext:value-type="float">
            <text:p>4065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6" calcext:value-type="float">
            <text:p>40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7" calcext:value-type="float">
            <text:p>4067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8" calcext:value-type="float">
            <text:p>406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9" calcext:value-type="float">
            <text:p>406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0" calcext:value-type="float">
            <text:p>407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2" calcext:value-type="float">
            <text:p>407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3" calcext:value-type="float">
            <text:p>407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5" calcext:value-type="float">
            <text:p>407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6" calcext:value-type="float">
            <text:p>407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7" calcext:value-type="float">
            <text:p>407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8" calcext:value-type="float">
            <text:p>407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9" calcext:value-type="float">
            <text:p>407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0" calcext:value-type="float">
            <text:p>4080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1" calcext:value-type="float">
            <text:p>408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2" calcext:value-type="float">
            <text:p>4082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4" calcext:value-type="float">
            <text:p>40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5" calcext:value-type="float">
            <text:p>408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6" calcext:value-type="float">
            <text:p>408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7" calcext:value-type="float">
            <text:p>408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8" calcext:value-type="float">
            <text:p>408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9" calcext:value-type="float">
            <text:p>408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0" calcext:value-type="float">
            <text:p>409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1" calcext:value-type="float">
            <text:p>409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2" calcext:value-type="float">
            <text:p>409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3" calcext:value-type="float">
            <text:p>409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4" calcext:value-type="float">
            <text:p>409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7" calcext:value-type="float">
            <text:p>409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8" calcext:value-type="float">
            <text:p>409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9" calcext:value-type="float">
            <text:p>40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1" calcext:value-type="float">
            <text:p>410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2" calcext:value-type="float">
            <text:p>410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3" calcext:value-type="float">
            <text:p>410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4" calcext:value-type="float">
            <text:p>410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5" calcext:value-type="float">
            <text:p>410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6" calcext:value-type="float">
            <text:p>41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7" calcext:value-type="float">
            <text:p>410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8" calcext:value-type="float">
            <text:p>410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9" calcext:value-type="float">
            <text:p>410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0" calcext:value-type="float">
            <text:p>411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1" calcext:value-type="float">
            <text:p>411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2" calcext:value-type="float">
            <text:p>411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3" calcext:value-type="float">
            <text:p>411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4" calcext:value-type="float">
            <text:p>411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5" calcext:value-type="float">
            <text:p>411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7" calcext:value-type="float">
            <text:p>411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8" calcext:value-type="float">
            <text:p>411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9" calcext:value-type="float">
            <text:p>411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0" calcext:value-type="float">
            <text:p>412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1" calcext:value-type="float">
            <text:p>412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2" calcext:value-type="float">
            <text:p>412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3" calcext:value-type="float">
            <text:p>4123</text:p>
          </table:table-cell>
          <table:table-cell table:number-columns-repeated="1019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4" calcext:value-type="float">
            <text:p>4124</text:p>
          </table:table-cell>
          <table:table-cell table:number-columns-repeated="1019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5" calcext:value-type="float">
            <text:p>412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6" calcext:value-type="float">
            <text:p>412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7" calcext:value-type="float">
            <text:p>412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8" calcext:value-type="float">
            <text:p>412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9" calcext:value-type="float">
            <text:p>412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0" calcext:value-type="float">
            <text:p>413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1" calcext:value-type="float">
            <text:p>4131</text:p>
          </table:table-cell>
          <table:table-cell table:number-columns-repeated="1019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2" calcext:value-type="float">
            <text:p>413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3" calcext:value-type="float">
            <text:p>413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4" calcext:value-type="float">
            <text:p>4134</text:p>
          </table:table-cell>
          <table:table-cell table:number-columns-repeated="1019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5" calcext:value-type="float">
            <text:p>413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6" calcext:value-type="float">
            <text:p>4136</text:p>
          </table:table-cell>
          <table:table-cell table:number-columns-repeated="1019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8" calcext:value-type="float">
            <text:p>41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9" calcext:value-type="float">
            <text:p>413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0" calcext:value-type="float">
            <text:p>414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1" calcext:value-type="float">
            <text:p>414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2" calcext:value-type="float">
            <text:p>414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3" calcext:value-type="float">
            <text:p>414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4" calcext:value-type="float">
            <text:p>414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5" calcext:value-type="float">
            <text:p>414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6" calcext:value-type="float">
            <text:p>414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7" calcext:value-type="float">
            <text:p>414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8" calcext:value-type="float">
            <text:p>414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9" calcext:value-type="float">
            <text:p>414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0" calcext:value-type="float">
            <text:p>415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1" calcext:value-type="float">
            <text:p>415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2" calcext:value-type="float">
            <text:p>415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3" calcext:value-type="float">
            <text:p>415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4" calcext:value-type="float">
            <text:p>415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5" calcext:value-type="float">
            <text:p>415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6" calcext:value-type="float">
            <text:p>415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7" calcext:value-type="float">
            <text:p>415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59" calcext:value-type="float">
            <text:p>4159</text:p>
          </table:table-cell>
          <table:table-cell table:number-columns-repeated="1019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1" calcext:value-type="float">
            <text:p>416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2" calcext:value-type="float">
            <text:p>416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3" calcext:value-type="float">
            <text:p>416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4" calcext:value-type="float">
            <text:p>416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5" calcext:value-type="float">
            <text:p>416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6" calcext:value-type="float">
            <text:p>416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7" calcext:value-type="float">
            <text:p>4167</text:p>
          </table:table-cell>
          <table:table-cell table:number-columns-repeated="1019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8" calcext:value-type="float">
            <text:p>416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9" calcext:value-type="float">
            <text:p>416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0" calcext:value-type="float">
            <text:p>4170</text:p>
          </table:table-cell>
          <table:table-cell table:number-columns-repeated="1019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1" calcext:value-type="float">
            <text:p>417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2" calcext:value-type="float">
            <text:p>417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3" calcext:value-type="float">
            <text:p>417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4" calcext:value-type="float">
            <text:p>417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5" calcext:value-type="float">
            <text:p>417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6" calcext:value-type="float">
            <text:p>417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7" calcext:value-type="float">
            <text:p>417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8" calcext:value-type="float">
            <text:p>417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0" calcext:value-type="float">
            <text:p>418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1" calcext:value-type="float">
            <text:p>418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2" calcext:value-type="float">
            <text:p>4182</text:p>
          </table:table-cell>
          <table:table-cell table:number-columns-repeated="1019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3" calcext:value-type="float">
            <text:p>418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4" calcext:value-type="float">
            <text:p>4184</text:p>
          </table:table-cell>
          <table:table-cell table:number-columns-repeated="1019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5" calcext:value-type="float">
            <text:p>418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6" calcext:value-type="float">
            <text:p>418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7" calcext:value-type="float">
            <text:p>418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8" calcext:value-type="float">
            <text:p>418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9" calcext:value-type="float">
            <text:p>418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0" calcext:value-type="float">
            <text:p>4190</text:p>
          </table:table-cell>
          <table:table-cell table:number-columns-repeated="1019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1" calcext:value-type="float">
            <text:p>419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2" calcext:value-type="float">
            <text:p>419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3" calcext:value-type="float">
            <text:p>419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4" calcext:value-type="float">
            <text:p>419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5" calcext:value-type="float">
            <text:p>4195</text:p>
          </table:table-cell>
          <table:table-cell table:number-columns-repeated="1019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6" calcext:value-type="float">
            <text:p>419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7" calcext:value-type="float">
            <text:p>419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8" calcext:value-type="float">
            <text:p>419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9" calcext:value-type="float">
            <text:p>419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1" calcext:value-type="float">
            <text:p>420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2" calcext:value-type="float">
            <text:p>4202</text:p>
          </table:table-cell>
          <table:table-cell table:number-columns-repeated="1019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3" calcext:value-type="float">
            <text:p>4203</text:p>
          </table:table-cell>
          <table:table-cell table:number-columns-repeated="1019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4" calcext:value-type="float">
            <text:p>420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5" calcext:value-type="float">
            <text:p>420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6" calcext:value-type="float">
            <text:p>420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7" calcext:value-type="float">
            <text:p>420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8" calcext:value-type="float">
            <text:p>420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9" calcext:value-type="float">
            <text:p>420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0" calcext:value-type="float">
            <text:p>421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1" calcext:value-type="float">
            <text:p>421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2" calcext:value-type="float">
            <text:p>421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3" calcext:value-type="float">
            <text:p>421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4" calcext:value-type="float">
            <text:p>421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5" calcext:value-type="float">
            <text:p>421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6" calcext:value-type="float">
            <text:p>421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7" calcext:value-type="float">
            <text:p>421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8" calcext:value-type="float">
            <text:p>421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19" calcext:value-type="float">
            <text:p>421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0" calcext:value-type="float">
            <text:p>4220</text:p>
          </table:table-cell>
          <table:table-cell table:number-columns-repeated="1019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  <table:table-cell table:number-columns-repeated="1019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2" calcext:value-type="float">
            <text:p>4222</text:p>
          </table:table-cell>
          <table:table-cell table:number-columns-repeated="1019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3" calcext:value-type="float">
            <text:p>422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4" calcext:value-type="float">
            <text:p>422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5" calcext:value-type="float">
            <text:p>4225</text:p>
          </table:table-cell>
          <table:table-cell table:number-columns-repeated="1019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6" calcext:value-type="float">
            <text:p>422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7" calcext:value-type="float">
            <text:p>422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8" calcext:value-type="float">
            <text:p>422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9" calcext:value-type="float">
            <text:p>422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0" calcext:value-type="float">
            <text:p>423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1" calcext:value-type="float">
            <text:p>423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2" calcext:value-type="float">
            <text:p>423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3" calcext:value-type="float">
            <text:p>423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4" calcext:value-type="float">
            <text:p>423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5" calcext:value-type="float">
            <text:p>423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6" calcext:value-type="float">
            <text:p>423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7" calcext:value-type="float">
            <text:p>423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8" calcext:value-type="float">
            <text:p>423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9" calcext:value-type="float">
            <text:p>423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0" calcext:value-type="float">
            <text:p>424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1" calcext:value-type="float">
            <text:p>424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3" calcext:value-type="float">
            <text:p>424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4" calcext:value-type="float">
            <text:p>424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5" calcext:value-type="float">
            <text:p>424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6" calcext:value-type="float">
            <text:p>424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7" calcext:value-type="float">
            <text:p>424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8" calcext:value-type="float">
            <text:p>424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9" calcext:value-type="float">
            <text:p>4249</text:p>
          </table:table-cell>
          <table:table-cell table:number-columns-repeated="1019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0" calcext:value-type="float">
            <text:p>425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1" calcext:value-type="float">
            <text:p>425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2" calcext:value-type="float">
            <text:p>425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3" calcext:value-type="float">
            <text:p>425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4" calcext:value-type="float">
            <text:p>4254</text:p>
          </table:table-cell>
          <table:table-cell table:number-columns-repeated="1019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style-name="ce30"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5" calcext:value-type="float">
            <text:p>425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6" calcext:value-type="float">
            <text:p>425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7" calcext:value-type="float">
            <text:p>425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8" calcext:value-type="float">
            <text:p>425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9" calcext:value-type="float">
            <text:p>425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60" calcext:value-type="float">
            <text:p>426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61" calcext:value-type="float">
            <text:p>426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62" calcext:value-type="float">
            <text:p>426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  <table:table-cell table:number-columns-repeated="1019"/>
        </table:table-row>
        <table:table-row table:style-name="ro1" table:number-rows-repeated="1044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ctrl5.countries" table:base-cell-address="$IndBonheur.$A$1" table:expression="&quot;['file:///S:/Institute%20for%20Economics%20and%20Peace/Global%20Peace%20Index/2018%20GPI/Global%20Peace%20Index%202018%20-%20v2.xlsx'#$ctrl5.$F$4:.$F$166]&quot;"/>
        <table:named-expression table:name="ctrl5.rank" table:base-cell-address="$IndBonheur.$A$1" table:expression="&quot;['file:///S:/Institute%20for%20Economics%20and%20Peace/Global%20Peace%20Index/2018%20GPI/Global%20Peace%20Index%202018%20-%20v2.xlsx'#$ctrl5.$O$4:.$O$166]&quot;"/>
        <table:named-expression table:name="lookup.code" table:base-cell-address="$IndBonheur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 style:font-family-generic="swiss"/>
    <style:font-face style:name="Calibri1" svg:font-family="Calibri"/>
    <style:font-face style:name="Helvetica" svg:font-family="Helvetica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3" style:display-name="Excel Built-in 20% - Accent3" style:family="table-cell" style:parent-style-name="Default" style:data-style-name="N0">
      <style:table-cell-properties fo:background-color="#edede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  <style:text-properties style:font-name="Liberation Sans11" fo:font-family="'Liberation Sans1'" fo:font-size="11pt" style:font-name-asian="Liberation Sans11" style:font-family-asian="'Liberation Sans1'" style:font-size-asian="11pt" style:font-name-complex="Liberation Sans11" style:font-family-complex="'Liberation Sans1'" style:font-size-complex="11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fo:font-size="12pt" style:font-name-asian="Calibri1" style:font-family-asian="Calibri" style:font-size-asian="12pt" style:font-name-complex="Calibri1" style:font-family-complex="Calibri" style:font-size-complex="12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style:font-family-generic="swiss" style:font-name-asian="Arial2" style:font-family-asian="Arial" style:font-name-complex="Arial2" style:font-family-complex="Arial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22:18:34.8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4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4-08T22:19:07.926000000</dc:date>
    <meta:editing-cycles>11</meta:editing-cycles>
    <meta:editing-duration>PT35M13S</meta:editing-duration>
    <meta:document-statistic meta:table-count="1" meta:cell-count="16468" meta:object-count="0"/>
  </office:meta>
</office:document-meta>
</file>